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378586.3607822" calcext:value-type="float">
            <text:p><text:s/>43,378,586 <text:s/></text:p>
          </table:table-cell>
          <table:table-cell table:style-name="ce42" office:value-type="float" office:value="4988610.42" calcext:value-type="float">
            <text:p><text:s/>4,988,610 <text:s/></text:p>
          </table:table-cell>
          <table:table-cell table:style-name="ce42" office:value-type="float" office:value="31719309.2852267" calcext:value-type="float">
            <text:p><text:s/>31,719,309 <text:s/></text:p>
          </table:table-cell>
          <table:table-cell table:style-name="ce42" office:value-type="float" office:value="275024.022222222" calcext:value-type="float">
            <text:p><text:s/>275,024 <text:s/></text:p>
          </table:table-cell>
          <table:table-cell table:style-name="ce42" office:value-type="float" office:value="6250333.52222222" calcext:value-type="float">
            <text:p><text:s/>6,250,3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309.111111111" calcext:value-type="float">
            <text:p><text:s/>145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28.3" calcext:value-type="float">
            <text:p><text:s/>8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0.3" calcext:value-type="float">
            <text:p><text:s/>6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" calcext:value-type="float">
            <text:p><text:s/>1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97773.747751503" calcext:value-type="float">
            <text:p><text:s/>497,774 <text:s/></text:p>
          </table:table-cell>
          <table:table-cell table:style-name="ce42" office:value-type="float" office:value="-149196.166666667" calcext:value-type="float">
            <text:p><text:s/>-149,196 <text:s/></text:p>
          </table:table-cell>
          <table:table-cell table:style-name="ce42" office:value-type="float" office:value="659997.032729461" calcext:value-type="float">
            <text:p><text:s/>659,997 <text:s/></text:p>
          </table:table-cell>
          <table:table-cell table:style-name="ce42" office:value-type="float" office:value="-747.077777777781" calcext:value-type="float">
            <text:p><text:s/>-747 <text:s/></text:p>
          </table:table-cell>
          <table:table-cell table:style-name="ce42" office:value-type="float" office:value="15127.2927998206" calcext:value-type="float">
            <text:p><text:s/>15,1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7407.3333333333" calcext:value-type="float">
            <text:p><text:s/>-27,4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2879984.3130307" calcext:value-type="float">
            <text:p><text:s/>42,879,984 <text:s/></text:p>
          </table:table-cell>
          <table:table-cell table:style-name="ce43" office:value-type="float" office:value="5137806.58666667" calcext:value-type="float">
            <text:p><text:s/>5,137,807 <text:s/></text:p>
          </table:table-cell>
          <table:table-cell table:style-name="ce43" office:value-type="float" office:value="31059312.2524972" calcext:value-type="float">
            <text:p><text:s/>31,059,312 <text:s/></text:p>
          </table:table-cell>
          <table:table-cell table:style-name="ce43" office:value-type="float" office:value="275110.8" calcext:value-type="float">
            <text:p><text:s/>275,111 <text:s/></text:p>
          </table:table-cell>
          <table:table-cell table:style-name="ce43" office:value-type="float" office:value="6235206.2294224" calcext:value-type="float">
            <text:p><text:s/>6,235,20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2548.444444444" calcext:value-type="float">
            <text:p><text:s/>172,54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28994.466425058" calcext:value-type="float">
            <text:p><text:s/>428,994 <text:s/></text:p>
          </table:table-cell>
          <table:table-cell table:style-name="ce43" office:value-type="float" office:value="37292.4211111113" calcext:value-type="float">
            <text:p><text:s/>37,292 <text:s/></text:p>
          </table:table-cell>
          <table:table-cell table:style-name="ce43" office:value-type="float" office:value="430464.45011631" calcext:value-type="float">
            <text:p><text:s/>430,464 <text:s/></text:p>
          </table:table-cell>
          <table:table-cell table:style-name="ce43" office:value-type="float" office:value="-11498.0555555555" calcext:value-type="float">
            <text:p><text:s/>-11,498 <text:s/></text:p>
          </table:table-cell>
          <table:table-cell table:style-name="ce43" office:value-type="float" office:value="-8946.12702458536" calcext:value-type="float">
            <text:p><text:s/>-8,94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8318.2222222222" calcext:value-type="float">
            <text:p><text:s/>-18,31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1851536.9757815" calcext:value-type="float">
            <text:p><text:s/>41,851,537 <text:s/></text:p>
          </table:table-cell>
          <table:table-cell table:style-name="ce42" office:value-type="float" office:value="5100514.16555556" calcext:value-type="float">
            <text:p><text:s/>5,100,514 <text:s/></text:p>
          </table:table-cell>
          <table:table-cell table:style-name="ce42" office:value-type="float" office:value="25436782.7429645" calcext:value-type="float">
            <text:p><text:s/>25,436,7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44152.35644699" calcext:value-type="float">
            <text:p><text:s/>6,244,1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1962.11111111" calcext:value-type="float">
            <text:p><text:s/>3,941,9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668259.45837333" calcext:value-type="float">
            <text:p><text:s/>6,668,259 <text:s/></text:p>
          </table:table-cell>
          <table:table-cell table:style-name="ce42" office:value-type="float" office:value="5100514.16555556" calcext:value-type="float">
            <text:p><text:s/>5,100,514 <text:s/></text:p>
          </table:table-cell>
          <table:table-cell table:style-name="ce42" office:value-type="float" office:value="1567745.29281778" calcext:value-type="float">
            <text:p><text:s/>1,567,7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399003.73444444" calcext:value-type="float">
            <text:p><text:s/>5,399,0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041.62333333" calcext:value-type="float">
            <text:p><text:s/>1,457,0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1962.11111111" calcext:value-type="float">
            <text:p><text:s/>3,941,9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856340.6223034" calcext:value-type="float">
            <text:p><text:s/>19,856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33499.021412" calcext:value-type="float">
            <text:p><text:s/>13,833,4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2841.60089143" calcext:value-type="float">
            <text:p><text:s/>6,022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02030.364444444" calcext:value-type="float">
            <text:p><text:s/>802,0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2030.364444444" calcext:value-type="float">
            <text:p><text:s/>802,0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125902.79621585" calcext:value-type="float">
            <text:p><text:s/>9,125,90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776466.44095697" calcext:value-type="float">
            <text:p><text:s/>7,776,46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1310.755555556" calcext:value-type="float">
            <text:p><text:s/>221,3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198014.19033333" calcext:value-type="float">
            <text:p><text:s/>8,198,0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83303.33333333" calcext:value-type="float">
            <text:p><text:s/>4,683,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198014.19033333" calcext:value-type="float">
            <text:p><text:s/>8,198,0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83303.33333333" calcext:value-type="float">
            <text:p><text:s/>4,683,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86714.24" calcext:value-type="float">
            <text:p><text:s/>1,286,71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06895.158333333" calcext:value-type="float">
            <text:p><text:s/>606,89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79819.081666667" calcext:value-type="float">
            <text:p><text:s/>679,81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61671.364555556" calcext:value-type="float">
            <text:p><text:s/>161,67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50597.222222222" calcext:value-type="float">
            <text:p><text:s/>150,59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49081.45660193" calcext:value-type="float">
            <text:p><text:s/>7,349,0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92065.05941636" calcext:value-type="float">
            <text:p><text:s/>5,192,065 <text:s/></text:p>
          </table:table-cell>
          <table:table-cell table:style-name="ce44" office:value-type="float" office:value="286608.855555556" calcext:value-type="float">
            <text:p><text:s/>286,60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81610.666666667" calcext:value-type="float">
            <text:p><text:s/>781,61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008341.60104638" calcext:value-type="float">
            <text:p><text:s/>7,008,3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92065.05941636" calcext:value-type="float">
            <text:p><text:s/>5,192,065 <text:s/></text:p>
          </table:table-cell>
          <table:table-cell table:style-name="ce44" office:value-type="float" office:value="199849.222222222" calcext:value-type="float">
            <text:p><text:s/>199,84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27630.444444445" calcext:value-type="float">
            <text:p><text:s/>527,63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008341.60104638" calcext:value-type="float">
            <text:p><text:s/>7,008,3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2065.05941636" calcext:value-type="float">
            <text:p><text:s/>5,192,065 <text:s/></text:p>
          </table:table-cell>
          <table:table-cell table:style-name="ce42" office:value-type="float" office:value="199849.222222222" calcext:value-type="float">
            <text:p><text:s/>199,8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630.444444445" calcext:value-type="float">
            <text:p><text:s/>527,6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4232.18944" calcext:value-type="float">
            <text:p><text:s/>54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32.18944" calcext:value-type="float">
            <text:p><text:s/>54,2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04905.687054273" calcext:value-type="float">
            <text:p><text:s/>504,9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4905.687054273" calcext:value-type="float">
            <text:p><text:s/>504,9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64663.850965459" calcext:value-type="float">
            <text:p><text:s/>464,6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4663.850965459" calcext:value-type="float">
            <text:p><text:s/>464,6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392173.65069457" calcext:value-type="float">
            <text:p><text:s/>2,392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6382.31736123" calcext:value-type="float">
            <text:p><text:s/>2,386,3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69219.9339644" calcext:value-type="float">
            <text:p><text:s/>1,369,2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9219.9339644" calcext:value-type="float">
            <text:p><text:s/>1,369,2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8499.9751200171" calcext:value-type="float">
            <text:p>( 58,50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8499.9751200171" calcext:value-type="float">
            <text:p>( 58,50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10719.95884439" calcext:value-type="float">
            <text:p>( 1,310,72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10719.95884439" calcext:value-type="float">
            <text:p>( 1,310,72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868633.354110591" calcext:value-type="float">
            <text:p><text:s/>868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8633.354110591" calcext:value-type="float">
            <text:p><text:s/>868,6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7211.695952907" calcext:value-type="float">
            <text:p><text:s/>147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211.695952907" calcext:value-type="float">
            <text:p><text:s/>147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7108.66666666667" calcext:value-type="float">
            <text:p><text:s/>7,10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317.33333333333" calcext:value-type="float">
            <text:p><text:s/>1,31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5465.3960533333" calcext:value-type="float">
            <text:p><text:s/>15,4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65.3960533333" calcext:value-type="float">
            <text:p><text:s/>15,4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55.51616" calcext:value-type="float">
            <text:p><text:s/>4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55.51616" calcext:value-type="float">
            <text:p><text:s/>4,9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06247.88593778" calcext:value-type="float">
            <text:p><text:s/>1,606,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6247.88593778" calcext:value-type="float">
            <text:p><text:s/>1,606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66687.46296889" calcext:value-type="float">
            <text:p><text:s/>1,266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6687.46296889" calcext:value-type="float">
            <text:p><text:s/>1,266,6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39560.422968889" calcext:value-type="float">
            <text:p><text:s/>339,5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9560.422968889" calcext:value-type="float">
            <text:p><text:s/>339,5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10485.20829668" calcext:value-type="float">
            <text:p><text:s/>1,810,4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849.222222222" calcext:value-type="float">
            <text:p><text:s/>199,8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630.444444445" calcext:value-type="float">
            <text:p><text:s/>527,6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10485.20829668" calcext:value-type="float">
            <text:p><text:s/>1,810,4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849.222222222" calcext:value-type="float">
            <text:p><text:s/>199,8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630.444444445" calcext:value-type="float">
            <text:p><text:s/>527,6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5212.216444286" calcext:value-type="float">
            <text:p><text:s/>155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212.216444286" calcext:value-type="float">
            <text:p><text:s/>155,2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40739.855555556" calcext:value-type="float">
            <text:p><text:s/>340,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759.6333333333" calcext:value-type="float">
            <text:p><text:s/>86,7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980.222222222" calcext:value-type="float">
            <text:p><text:s/>253,9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40739.855555556" calcext:value-type="float">
            <text:p><text:s/>340,7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759.6333333333" calcext:value-type="float">
            <text:p><text:s/>86,7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980.222222222" calcext:value-type="float">
            <text:p><text:s/>253,9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7164090.155906" calcext:value-type="float">
            <text:p><text:s/>117,164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082668.1410554" calcext:value-type="float">
            <text:p><text:s/>87,082,6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1594.2319596" calcext:value-type="float">
            <text:p><text:s/>28,091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211438.775" calcext:value-type="float">
            <text:p><text:s/>83,211,4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65310.5430404" calcext:value-type="float">
            <text:p><text:s/>57,965,3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46128.2319596" calcext:value-type="float">
            <text:p><text:s/>25,246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66073.67012" calcext:value-type="float">
            <text:p><text:s/>2,566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6073.67012" calcext:value-type="float">
            <text:p><text:s/>2,566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386577.710786" calcext:value-type="float">
            <text:p><text:s/>31,386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51283.927895" calcext:value-type="float">
            <text:p><text:s/>26,551,2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45466" calcext:value-type="float">
            <text:p><text:s/>2,845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174344.46771" calcext:value-type="float">
            <text:p><text:s/>21,174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91373.46771" calcext:value-type="float">
            <text:p><text:s/>19,591,3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2971" calcext:value-type="float">
            <text:p><text:s/>1,582,9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174344.46771" calcext:value-type="float">
            <text:p><text:s/>21,174,3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591373.46771" calcext:value-type="float">
            <text:p><text:s/>19,591,37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82971" calcext:value-type="float">
            <text:p><text:s/>1,582,9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91737.1658998006" calcext:value-type="float">
            <text:p><text:s/>91,737 <text:s/></text:p>
          </table:table-cell>
          <table:table-cell table:style-name="ce41" office:value-type="float" office:value="9220" calcext:value-type="float">
            <text:p><text:s/>9,220 <text:s/></text:p>
          </table:table-cell>
          <table:table-cell table:style-name="ce41" office:value-type="float" office:value="82517.1658998006" calcext:value-type="float">
            <text:p><text:s/>82,51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309837.3687637" calcext:value-type="float">
            <text:p><text:s/>70,309,837 <text:s/></text:p>
          </table:table-cell>
          <table:table-cell table:style-name="ce42" office:value-type="float" office:value="48821812" calcext:value-type="float">
            <text:p><text:s/>48,821,8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759.046" calcext:value-type="float">
            <text:p><text:s/>298,7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0806.63052" calcext:value-type="float">
            <text:p><text:s/>1,810,8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63061.5182091" calcext:value-type="float">
            <text:p><text:s/>18,863,0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43.16336" calcext:value-type="float">
            <text:p><text:s/>10,1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873.2" calcext:value-type="float">
            <text:p><text:s/>1,219,8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0277.33333333" calcext:value-type="float">
            <text:p><text:s/>2,840,2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14211.777782059" calcext:value-type="float">
            <text:p><text:s/>-214,212 <text:s/></text:p>
          </table:table-cell>
          <table:table-cell table:style-name="ce42" office:value-type="float" office:value="249371" calcext:value-type="float">
            <text:p><text:s/>249,371 <text:s/></text:p>
          </table:table-cell>
          <table:table-cell table:style-name="ce42" office:value-type="float" office:value="478.3691157182" calcext:value-type="float">
            <text:p><text:s/>4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00000000007583067" calcext:value-type="float">
            <text:p><text:s/>0 <text:s/></text:p>
          </table:table-cell>
          <table:table-cell table:style-name="ce42" office:value-type="float" office:value="15675.79792" calcext:value-type="float">
            <text:p><text:s/>15,67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692574.2609032" calcext:value-type="float">
            <text:p><text:s/>47,692,574 <text:s/></text:p>
          </table:table-cell>
          <table:table-cell table:style-name="ce43" office:value-type="float" office:value="48581661" calcext:value-type="float">
            <text:p><text:s/>48,581,661 <text:s/></text:p>
          </table:table-cell>
          <table:table-cell table:style-name="ce43" office:value-type="float" office:value="82038.7967840824" calcext:value-type="float">
            <text:p><text:s/>82,039 <text:s/></text:p>
          </table:table-cell>
          <table:table-cell table:style-name="ce43" office:value-type="float" office:value="298759.046" calcext:value-type="float">
            <text:p><text:s/>298,759 <text:s/></text:p>
          </table:table-cell>
          <table:table-cell table:style-name="ce43" office:value-type="float" office:value="-0.00000000007583067" calcext:value-type="float">
            <text:p><text:s/>-0 <text:s/></text:p>
          </table:table-cell>
          <table:table-cell table:style-name="ce43" office:value-type="float" office:value="1784987.66924" calcext:value-type="float">
            <text:p><text:s/>1,784,9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33047.24115111" calcext:value-type="float">
            <text:p><text:s/>5,733,0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237.53004" calcext:value-type="float">
            <text:p><text:s/>277,2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33367" calcext:value-type="float">
            <text:p><text:s/>-0 <text:s/></text:p>
          </table:table-cell>
          <table:table-cell table:style-name="ce43" office:value-type="float" office:value="-0.00000000002523" calcext:value-type="float">
            <text:p><text:s/>-0 <text:s/></text:p>
          </table:table-cell>
          <table:table-cell table:style-name="ce43" office:value-type="float" office:value="-0.000000000001515" calcext:value-type="float">
            <text:p><text:s/>-0 <text:s/></text:p>
          </table:table-cell>
          <table:table-cell table:style-name="ce43" office:value-type="float" office:value="-327115.591656315" calcext:value-type="float">
            <text:p><text:s/>-327,116 <text:s/></text:p>
          </table:table-cell>
          <table:table-cell table:style-name="ce43" office:value-type="float" office:value="-41890" calcext:value-type="float">
            <text:p><text:s/>-41,890 <text:s/></text:p>
          </table:table-cell>
          <table:table-cell table:style-name="ce43" office:value-type="float" office:value="37.7925066427" calcext:value-type="float">
            <text:p><text:s/>3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424.0130970183" calcext:value-type="float">
            <text:p><text:s/>29,4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4282.306830393" calcext:value-type="float">
            <text:p><text:s/>334,282 <text:s/></text:p>
          </table:table-cell>
          <table:table-cell table:style-name="ce42" office:value-type="float" office:value="645858.837944377" calcext:value-type="float">
            <text:p><text:s/>645,859 <text:s/></text:p>
          </table:table-cell>
          <table:table-cell table:style-name="ce42" office:value-type="float" office:value="147984.454928551" calcext:value-type="float">
            <text:p><text:s/>147,984 <text:s/></text:p>
          </table:table-cell>
          <table:table-cell table:style-name="ce42" office:value-type="float" office:value="52122454.005688" calcext:value-type="float">
            <text:p><text:s/>52,122,454 <text:s/></text:p>
          </table:table-cell>
          <table:table-cell table:style-name="ce42" office:value-type="float" office:value="48623551" calcext:value-type="float">
            <text:p><text:s/>48,623,551 <text:s/></text:p>
          </table:table-cell>
          <table:table-cell table:style-name="ce42" office:value-type="float" office:value="82001.0042774397" calcext:value-type="float">
            <text:p><text:s/>82,001 <text:s/></text:p>
          </table:table-cell>
          <table:table-cell table:style-name="ce42" office:value-type="float" office:value="298759.046" calcext:value-type="float">
            <text:p><text:s/>298,759 <text:s/></text:p>
          </table:table-cell>
          <table:table-cell table:style-name="ce42" office:value-type="float" office:value="69463.7155588875" calcext:value-type="float">
            <text:p><text:s/>69,4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04311.0502774" calcext:value-type="float">
            <text:p><text:s/>49,004,311 <text:s/></text:p>
          </table:table-cell>
          <table:table-cell table:style-name="ce42" office:value-type="float" office:value="48623551" calcext:value-type="float">
            <text:p><text:s/>48,623,551 <text:s/></text:p>
          </table:table-cell>
          <table:table-cell table:style-name="ce42" office:value-type="float" office:value="82001.0042774397" calcext:value-type="float">
            <text:p><text:s/>82,001 <text:s/></text:p>
          </table:table-cell>
          <table:table-cell table:style-name="ce42" office:value-type="float" office:value="298759.046" calcext:value-type="float">
            <text:p><text:s/>298,7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9648.93333333" calcext:value-type="float">
            <text:p><text:s/>2,769,6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7.06666666667" calcext:value-type="float">
            <text:p><text:s/>3,6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34282.306830393" calcext:value-type="float">
            <text:p><text:s/>334,282 <text:s/></text:p>
          </table:table-cell>
          <table:table-cell table:style-name="ce43" office:value-type="float" office:value="645858.837944377" calcext:value-type="float">
            <text:p><text:s/>645,859 <text:s/></text:p>
          </table:table-cell>
          <table:table-cell table:style-name="ce43" office:value-type="float" office:value="147984.454928551" calcext:value-type="float">
            <text:p><text:s/>147,984 <text:s/></text:p>
          </table:table-cell>
          <table:table-cell table:style-name="ce43" office:value-type="float" office:value="344876.95541058" calcext:value-type="float">
            <text:p><text:s/>344,8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9463.7155588875" calcext:value-type="float">
            <text:p><text:s/>69,46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52099.93333333" calcext:value-type="float">
            <text:p><text:s/>1,352,100 <text:s/></text:p>
          </table:table-cell>
          <table:table-cell table:style-name="ce42" office:value-type="float" office:value="1874551.091" calcext:value-type="float">
            <text:p><text:s/>1,874,551 <text:s/></text:p>
          </table:table-cell>
          <table:table-cell table:style-name="ce42" office:value-type="float" office:value="288059.832666667" calcext:value-type="float">
            <text:p><text:s/>288,060 <text:s/></text:p>
          </table:table-cell>
          <table:table-cell table:style-name="ce42" office:value-type="float" office:value="57026584.5875439" calcext:value-type="float">
            <text:p><text:s/>57,026,5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9488.167175" calcext:value-type="float">
            <text:p><text:s/>2,489,488 <text:s/></text:p>
          </table:table-cell>
          <table:table-cell table:style-name="ce42" office:value-type="float" office:value="1520021.65132" calcext:value-type="float">
            <text:p><text:s/>1,520,0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52099.93333333" calcext:value-type="float">
            <text:p><text:s/>1,352,100 <text:s/></text:p>
          </table:table-cell>
          <table:table-cell table:style-name="ce42" office:value-type="float" office:value="1874551.091" calcext:value-type="float">
            <text:p><text:s/>1,874,551 <text:s/></text:p>
          </table:table-cell>
          <table:table-cell table:style-name="ce42" office:value-type="float" office:value="288059.832666667" calcext:value-type="float">
            <text:p><text:s/>288,060 <text:s/></text:p>
          </table:table-cell>
          <table:table-cell table:style-name="ce42" office:value-type="float" office:value="52085292.4671314" calcext:value-type="float">
            <text:p><text:s/>52,085,2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9488.167175" calcext:value-type="float">
            <text:p><text:s/>2,489,488 <text:s/></text:p>
          </table:table-cell>
          <table:table-cell table:style-name="ce42" office:value-type="float" office:value="1252359.009352" calcext:value-type="float">
            <text:p><text:s/>1,252,3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941292.12041244" calcext:value-type="float">
            <text:p><text:s/>4,941,29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67662.641968" calcext:value-type="float">
            <text:p><text:s/>267,6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2536.2" calcext:value-type="float">
            <text:p><text:s/>252,536 <text:s/></text:p>
          </table:table-cell>
          <table:table-cell table:style-name="ce42" office:value-type="float" office:value="960337.380333333" calcext:value-type="float">
            <text:p><text:s/>960,337 <text:s/></text:p>
          </table:table-cell>
          <table:table-cell table:style-name="ce42" office:value-type="float" office:value="73840.6596666667" calcext:value-type="float">
            <text:p><text:s/>73,841 <text:s/></text:p>
          </table:table-cell>
          <table:table-cell table:style-name="ce42" office:value-type="float" office:value="3254014.49639903" calcext:value-type="float">
            <text:p><text:s/>3,254,0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9912.15408822" calcext:value-type="float">
            <text:p><text:s/>2,419,912 <text:s/></text:p>
          </table:table-cell>
          <table:table-cell table:style-name="ce42" office:value-type="float" office:value="65970.8470514247" calcext:value-type="float">
            <text:p><text:s/>65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2.26666666667" calcext:value-type="float">
            <text:p><text:s/>1,8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7718.2" calcext:value-type="float">
            <text:p><text:s/>217,718 <text:s/></text:p>
          </table:table-cell>
          <table:table-cell table:style-name="ce42" office:value-type="float" office:value="315336.298666667" calcext:value-type="float">
            <text:p><text:s/>315,336 <text:s/></text:p>
          </table:table-cell>
          <table:table-cell table:style-name="ce42" office:value-type="float" office:value="73840.6596666667" calcext:value-type="float">
            <text:p><text:s/>73,841 <text:s/></text:p>
          </table:table-cell>
          <table:table-cell table:style-name="ce42" office:value-type="float" office:value="21198.9333333333" calcext:value-type="float">
            <text:p><text:s/>21,1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4818" calcext:value-type="float">
            <text:p><text:s/>34,818 <text:s/></text:p>
          </table:table-cell>
          <table:table-cell table:style-name="ce42" office:value-type="float" office:value="645001.081666667" calcext:value-type="float">
            <text:p><text:s/>645,0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28090.34937428" calcext:value-type="float">
            <text:p><text:s/>3,228,0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9912.15408822" calcext:value-type="float">
            <text:p><text:s/>2,419,912 <text:s/></text:p>
          </table:table-cell>
          <table:table-cell table:style-name="ce42" office:value-type="float" office:value="65094.23336" calcext:value-type="float">
            <text:p><text:s/>65,0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9.53333333333" calcext:value-type="float">
            <text:p><text:s/>1,7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33.41369142466" calcext:value-type="float">
            <text:p><text:s/>1,13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76.613691424658" calcext:value-type="float">
            <text:p><text:s/>8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743.93333333333" calcext:value-type="float">
            <text:p><text:s/>1,744 <text:s/></text:p>
          </table:table-cell>
          <table:table-cell table:style-name="ce44" office:value-type="float" office:value="7696.703" calcext:value-type="float">
            <text:p><text:s/>7,697 <text:s/></text:p>
          </table:table-cell>
          <table:table-cell table:style-name="ce44" office:value-type="float" office:value="1633.506" calcext:value-type="float">
            <text:p><text:s/>1,6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63537.493169607" calcext:value-type="float">
            <text:p><text:s/>763,537 <text:s/></text:p>
          </table:table-cell>
          <table:table-cell table:style-name="ce44" office:value-type="float" office:value="260658.16972229" calcext:value-type="float">
            <text:p><text:s/>260,658 <text:s/></text:p>
          </table:table-cell>
          <table:table-cell table:style-name="ce44" office:value-type="float" office:value="64601.2120714491" calcext:value-type="float">
            <text:p><text:s/>64,601 <text:s/></text:p>
          </table:table-cell>
          <table:table-cell table:style-name="ce44" office:value-type="float" office:value="43936758.6968652" calcext:value-type="float">
            <text:p><text:s/>43,936,75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2.297527895606" calcext:value-type="float">
            <text:p><text:s/>112 <text:s/></text:p>
          </table:table-cell>
          <table:table-cell table:style-name="ce44" office:value-type="float" office:value="2932376.93037156" calcext:value-type="float">
            <text:p><text:s/>2,932,3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63537.493169607" calcext:value-type="float">
            <text:p><text:s/>763,537 <text:s/></text:p>
          </table:table-cell>
          <table:table-cell table:style-name="ce44" office:value-type="float" office:value="260658.16972229" calcext:value-type="float">
            <text:p><text:s/>260,658 <text:s/></text:p>
          </table:table-cell>
          <table:table-cell table:style-name="ce44" office:value-type="float" office:value="64601.2120714491" calcext:value-type="float">
            <text:p><text:s/>64,601 <text:s/></text:p>
          </table:table-cell>
          <table:table-cell table:style-name="ce44" office:value-type="float" office:value="18374719.7393673" calcext:value-type="float">
            <text:p><text:s/>18,374,7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2.297527895606" calcext:value-type="float">
            <text:p><text:s/>112 <text:s/></text:p>
          </table:table-cell>
          <table:table-cell table:style-name="ce44" office:value-type="float" office:value="1693510.41830156" calcext:value-type="float">
            <text:p><text:s/>1,693,5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63537.493169607" calcext:value-type="float">
            <text:p><text:s/>763,537 <text:s/></text:p>
          </table:table-cell>
          <table:table-cell table:style-name="ce42" office:value-type="float" office:value="260658.16972229" calcext:value-type="float">
            <text:p><text:s/>260,658 <text:s/></text:p>
          </table:table-cell>
          <table:table-cell table:style-name="ce42" office:value-type="float" office:value="64601.2120714491" calcext:value-type="float">
            <text:p><text:s/>64,601 <text:s/></text:p>
          </table:table-cell>
          <table:table-cell table:style-name="ce42" office:value-type="float" office:value="2279769.9499039" calcext:value-type="float">
            <text:p><text:s/>2,279,7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.297527895606" calcext:value-type="float">
            <text:p><text:s/>112 <text:s/></text:p>
          </table:table-cell>
          <table:table-cell table:style-name="ce42" office:value-type="float" office:value="308501.206615982" calcext:value-type="float">
            <text:p><text:s/>308,5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02.6313833333" calcext:value-type="float">
            <text:p><text:s/>37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8.69805" calcext:value-type="float">
            <text:p><text:s/>2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061.464502392" calcext:value-type="float">
            <text:p><text:s/>225,0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43.35763598174" calcext:value-type="float">
            <text:p><text:s/>7,2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883.237632288" calcext:value-type="float">
            <text:p><text:s/>209,8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6.1699" calcext:value-type="float">
            <text:p><text:s/>1,8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61.3377166667" calcext:value-type="float">
            <text:p><text:s/>19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4.67105" calcext:value-type="float">
            <text:p><text:s/>2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8.47169333333" calcext:value-type="float">
            <text:p><text:s/>5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.13836" calcext:value-type="float">
            <text:p><text:s/>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395.7274083041" calcext:value-type="float">
            <text:p><text:s/>90,3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94.76272" calcext:value-type="float">
            <text:p><text:s/>2,5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27.00126666667" calcext:value-type="float">
            <text:p><text:s/>3,5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3.7346" calcext:value-type="float">
            <text:p><text:s/>2,6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791.33333333333" calcext:value-type="float">
            <text:p><text:s/>5,7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3767.18886682" calcext:value-type="float">
            <text:p><text:s/>613,7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.297527895606" calcext:value-type="float">
            <text:p><text:s/>112 <text:s/></text:p>
          </table:table-cell>
          <table:table-cell table:style-name="ce42" office:value-type="float" office:value="136840.22673" calcext:value-type="float">
            <text:p><text:s/>136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369.520891019" calcext:value-type="float">
            <text:p><text:s/>382,3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65.83036" calcext:value-type="float">
            <text:p><text:s/>53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6471.739035264" calcext:value-type="float">
            <text:p>( 276,47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3165.83036" calcext:value-type="float">
            <text:p>( 53,16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5897.781855755" calcext:value-type="float">
            <text:p>( 105,89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027.456211348" calcext:value-type="float">
            <text:p><text:s/>105,0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.297527895606" calcext:value-type="float">
            <text:p><text:s/>1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495.1487277867" calcext:value-type="float">
            <text:p><text:s/>42,4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91.33333333333" calcext:value-type="float">
            <text:p><text:s/>5,79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3875.0630366667" calcext:value-type="float">
            <text:p><text:s/>83,87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3674.39637" calcext:value-type="float">
            <text:p><text:s/>83,6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28.0087066667" calcext:value-type="float">
            <text:p><text:s/>95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86.34204" calcext:value-type="float">
            <text:p><text:s/>3,2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67.63529" calcext:value-type="float">
            <text:p><text:s/>39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52.83529" calcext:value-type="float">
            <text:p><text:s/>3,25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8412.5826966667" calcext:value-type="float">
            <text:p><text:s/>58,41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63.71603" calcext:value-type="float">
            <text:p><text:s/>2,2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2637.34479" calcext:value-type="float">
            <text:p><text:s/>232,6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53.14479" calcext:value-type="float">
            <text:p><text:s/>9,7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667.1333333333" calcext:value-type="float">
            <text:p><text:s/>35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970.211456667" calcext:value-type="float">
            <text:p><text:s/>196,9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53.14479" calcext:value-type="float">
            <text:p><text:s/>9,7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634.3365" calcext:value-type="float">
            <text:p>( 6,63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634.3365" calcext:value-type="float">
            <text:p>( 6,63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713.72459" calcext:value-type="float">
            <text:p>( 2,71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703.32459" calcext:value-type="float">
            <text:p>( 2,70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7746.159836274" calcext:value-type="float">
            <text:p><text:s/>757,746 <text:s/></text:p>
          </table:table-cell>
          <table:table-cell table:style-name="ce42" office:value-type="float" office:value="260658.16972229" calcext:value-type="float">
            <text:p><text:s/>260,658 <text:s/></text:p>
          </table:table-cell>
          <table:table-cell table:style-name="ce42" office:value-type="float" office:value="64601.2120714491" calcext:value-type="float">
            <text:p><text:s/>64,601 <text:s/></text:p>
          </table:table-cell>
          <table:table-cell table:style-name="ce42" office:value-type="float" office:value="274831.742796667" calcext:value-type="float">
            <text:p><text:s/>274,8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31.59613" calcext:value-type="float">
            <text:p><text:s/>20,5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57746.159836274" calcext:value-type="float">
            <text:p><text:s/>757,746 <text:s/></text:p>
          </table:table-cell>
          <table:table-cell table:style-name="ce42" office:value-type="float" office:value="260658.16972229" calcext:value-type="float">
            <text:p><text:s/>260,658 <text:s/></text:p>
          </table:table-cell>
          <table:table-cell table:style-name="ce42" office:value-type="float" office:value="64601.2120714491" calcext:value-type="float">
            <text:p><text:s/>64,601 <text:s/></text:p>
          </table:table-cell>
          <table:table-cell table:style-name="ce42" office:value-type="float" office:value="238353.76618" calcext:value-type="float">
            <text:p><text:s/>238,3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61.48618" calcext:value-type="float">
            <text:p><text:s/>9,5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77.9766166667" calcext:value-type="float">
            <text:p><text:s/>36,4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70.10995" calcext:value-type="float">
            <text:p><text:s/>10,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245.18246" calcext:value-type="float">
            <text:p>( 9,2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245.18246" calcext:value-type="float">
            <text:p>( 9,2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53.01717" calcext:value-type="float">
            <text:p><text:s/>54,2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32.61717" calcext:value-type="float">
            <text:p><text:s/>7,33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970.05256666667" calcext:value-type="float">
            <text:p><text:s/>8,97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08.3859" calcext:value-type="float">
            <text:p><text:s/>2,9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177.0654462933" calcext:value-type="float">
            <text:p><text:s/>61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0.03832" calcext:value-type="float">
            <text:p><text:s/>2,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66.5285811111" calcext:value-type="float">
            <text:p><text:s/>31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44.91747" calcext:value-type="float">
            <text:p><text:s/>5,8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202.314776667" calcext:value-type="float">
            <text:p><text:s/>102,2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469.24811" calcext:value-type="float">
            <text:p><text:s/>92,4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4.080000028" calcext:value-type="float">
            <text:p><text:s/>9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966.40632" calcext:value-type="float">
            <text:p><text:s/>58,9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5.60632" calcext:value-type="float">
            <text:p><text:s/>82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4646.1102933333" calcext:value-type="float">
            <text:p><text:s/>54,64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15200.4288772" calcext:value-type="float">
            <text:p><text:s/>13,315,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630.9885216667" calcext:value-type="float">
            <text:p><text:s/>57,6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83.5555555556" calcext:value-type="float">
            <text:p><text:s/>95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1794.8733217" calcext:value-type="float">
            <text:p><text:s/>13,051,7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630.9885216667" calcext:value-type="float">
            <text:p><text:s/>57,6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38.8" calcext:value-type="float">
            <text:p><text:s/>24,8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683.2" calcext:value-type="float">
            <text:p><text:s/>142,6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024.308723333" calcext:value-type="float">
            <text:p><text:s/>460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8.06019" calcext:value-type="float">
            <text:p><text:s/>3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166.57539" calcext:value-type="float">
            <text:p><text:s/>72,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8.06019" calcext:value-type="float">
            <text:p><text:s/>39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7857.733333333" calcext:value-type="float">
            <text:p><text:s/>387,8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361.9044673" calcext:value-type="float">
            <text:p><text:s/>1,069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617.015578411" calcext:value-type="float">
            <text:p><text:s/>76,6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1386.603615078" calcext:value-type="float">
            <text:p><text:s/>451,3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524.536948411" calcext:value-type="float">
            <text:p><text:s/>76,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3.2" calcext:value-type="float">
            <text:p><text:s/>3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38.6666666667" calcext:value-type="float">
            <text:p><text:s/>11,4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42.93333333333" calcext:value-type="float">
            <text:p><text:s/>9,9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5.33333333333" calcext:value-type="float">
            <text:p><text:s/>4,7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361.933333333" calcext:value-type="float">
            <text:p><text:s/>431,3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743.234185556" calcext:value-type="float">
            <text:p><text:s/>156,7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2.47863" calcext:value-type="float">
            <text:p><text:s/>9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50363.1473955" calcext:value-type="float">
            <text:p><text:s/>1,250,3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50363.1473955" calcext:value-type="float">
            <text:p><text:s/>1,250,3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62038.9574979" calcext:value-type="float">
            <text:p><text:s/>25,562,0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8866.51207" calcext:value-type="float">
            <text:p><text:s/>1,238,8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62038.9574979" calcext:value-type="float">
            <text:p><text:s/>25,562,0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8866.51207" calcext:value-type="float">
            <text:p><text:s/>1,238,8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875800.5787367" calcext:value-type="float">
            <text:p>( 21,875,80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38866.51207" calcext:value-type="float">
            <text:p>( 1,238,86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57953.063362" calcext:value-type="float">
            <text:p><text:s/>657,953 <text:s/></text:p>
          </table:table-cell>
          <table:table-cell table:style-name="ce42" office:value-type="float" office:value="1107670.483074" calcext:value-type="float">
            <text:p><text:s/>1,107,670 <text:s/></text:p>
          </table:table-cell>
          <table:table-cell table:style-name="ce42" office:value-type="float" office:value="224204.236455" calcext:value-type="float">
            <text:p><text:s/>224,204 <text:s/></text:p>
          </table:table-cell>
          <table:table-cell table:style-name="ce42" office:value-type="float" office:value="11986676.693902" calcext:value-type="float">
            <text:p><text:s/>11,986,6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72.558917" calcext:value-type="float">
            <text:p><text:s/>265,5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7787.556" calcext:value-type="float">
            <text:p><text:s/>10,687,7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.364655" calcext:value-type="float">
            <text:p><text:s/>10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57953.063362" calcext:value-type="float">
            <text:p><text:s/>657,953 <text:s/></text:p>
          </table:table-cell>
          <table:table-cell table:style-name="ce42" office:value-type="float" office:value="1107670.483074" calcext:value-type="float">
            <text:p><text:s/>1,107,670 <text:s/></text:p>
          </table:table-cell>
          <table:table-cell table:style-name="ce42" office:value-type="float" office:value="224204.236455" calcext:value-type="float">
            <text:p><text:s/>224,204 <text:s/></text:p>
          </table:table-cell>
          <table:table-cell table:style-name="ce42" office:value-type="float" office:value="1288327.773247" calcext:value-type="float">
            <text:p><text:s/>1,288,3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72.558917" calcext:value-type="float">
            <text:p><text:s/>265,5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8294.070192" calcext:value-type="float">
            <text:p><text:s/>658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58294.070192" calcext:value-type="float">
            <text:p><text:s/>658,29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00416.5333333" calcext:value-type="float">
            <text:p><text:s/>15,500,417 <text:s/></text:p>
          </table:table-cell>
          <table:table-cell table:number-columns-repeated="2" table:style-name="ce42" office:value-type="float" office:value="172510" calcext:value-type="float">
            <text:p><text:s/>172,5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684.444444444" calcext:value-type="float">
            <text:p><text:s/>192,6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125.4334999775" calcext:value-type="float">
            <text:p><text:s/>55,125 <text:s/></text:p>
          </table:table-cell>
          <table:table-cell table:number-columns-repeated="2" table:style-name="ce42" office:value-type="float" office:value="4777236.53333333" calcext:value-type="float">
            <text:p><text:s/>4,777,2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7122.66666667" calcext:value-type="float">
            <text:p><text:s/>1,137,1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40277.33333333" calcext:value-type="float">
            <text:p><text:s/>2,840,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91421.533333333" calcext:value-type="float">
            <text:p><text:s/>-191,422 <text:s/></text:p>
          </table:table-cell>
          <table:table-cell table:number-columns-repeated="2" table:style-name="ce42" office:value-type="float" office:value="229656.44" calcext:value-type="float">
            <text:p><text:s/>229,6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3209.7777777777" calcext:value-type="float">
            <text:p><text:s/>-13,210 <text:s/></text:p>
          </table:table-cell>
          <table:table-cell table:style-name="ce42" office:value-type="float" office:value="-51.9444444444445" calcext:value-type="float">
            <text:p><text:s/>-5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636712.6331667" calcext:value-type="float">
            <text:p><text:s/>15,636,713 <text:s/></text:p>
          </table:table-cell>
          <table:table-cell table:number-columns-repeated="2" table:style-name="ce43" office:value-type="float" office:value="-4834382.97333333" calcext:value-type="float">
            <text:p><text:s/>-4,834,38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771505.77777778" calcext:value-type="float">
            <text:p><text:s/>-3,771,506 <text:s/></text:p>
          </table:table-cell>
          <table:table-cell table:style-name="ce43" office:value-type="float" office:value="51.9444444444445" calcext:value-type="float">
            <text:p><text:s/>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0334.13333333" calcext:value-type="float">
            <text:p><text:s/>3,780,334 <text:s/></text:p>
          </table:table-cell>
          <table:table-cell table:number-columns-repeated="2" table:style-name="ce42" office:value-type="float" office:value="91962.8666666667" calcext:value-type="float">
            <text:p><text:s/>91,9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366.2222222222" calcext:value-type="float">
            <text:p><text:s/>52,3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892.5665000229" calcext:value-type="float">
            <text:p><text:s/>53,893 <text:s/></text:p>
          </table:table-cell>
          <table:table-cell table:style-name="ce43" office:value-type="float" office:value="-214369.566666666" calcext:value-type="float">
            <text:p><text:s/>-214,370 <text:s/></text:p>
          </table:table-cell>
          <table:table-cell table:style-name="ce43" office:value-type="float" office:value="-214369.566666666" calcext:value-type="float">
            <text:p><text:s/>-214,37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8192" calcext:value-type="float">
            <text:p><text:s/>138,192 <text:s/></text:p>
          </table:table-cell>
          <table:table-cell table:style-name="ce43" office:value-type="float" office:value="-2110.83333333333" calcext:value-type="float">
            <text:p><text:s/>-2,1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34448.13333333" calcext:value-type="float">
            <text:p><text:s/>8,834,448 <text:s/></text:p>
          </table:table-cell>
          <table:table-cell table:number-columns-repeated="2" table:style-name="ce42" office:value-type="float" office:value="13513380.14" calcext:value-type="float">
            <text:p><text:s/>13,513,3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0811.55555556" calcext:value-type="float">
            <text:p><text:s/>4,260,812 <text:s/></text:p>
          </table:table-cell>
          <table:table-cell table:style-name="ce42" office:value-type="float" office:value="2935.33333333333" calcext:value-type="float">
            <text:p><text:s/>2,9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34448.13333333" calcext:value-type="float">
            <text:p><text:s/>8,834,448 <text:s/></text:p>
          </table:table-cell>
          <table:table-cell table:number-columns-repeated="2" table:style-name="ce42" office:value-type="float" office:value="9146097.74133333" calcext:value-type="float">
            <text:p><text:s/>9,146,0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0811.55555556" calcext:value-type="float">
            <text:p><text:s/>4,260,812 <text:s/></text:p>
          </table:table-cell>
          <table:table-cell table:style-name="ce42" office:value-type="float" office:value="2935.33333333333" calcext:value-type="float">
            <text:p><text:s/>2,9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367282.39866667" calcext:value-type="float">
            <text:p><text:s/>4,367,2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19.53333333333" calcext:value-type="float">
            <text:p><text:s/>3,5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09.6" calcext:value-type="float">
            <text:p><text:s/>1,8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99.53333333333" calcext:value-type="float">
            <text:p><text:s/>1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636934.0666667" calcext:value-type="float">
            <text:p><text:s/>20,636,934 <text:s/></text:p>
          </table:table-cell>
          <table:table-cell table:number-columns-repeated="2" table:style-name="ce44" office:value-type="float" office:value="8797884.33333333" calcext:value-type="float">
            <text:p><text:s/>8,797,88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8747.555555556" calcext:value-type="float">
            <text:p><text:s/>298,748 <text:s/></text:p>
          </table:table-cell>
          <table:table-cell table:style-name="ce44" office:value-type="float" office:value="5097.16666666667" calcext:value-type="float">
            <text:p><text:s/>5,09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797884.33333333" calcext:value-type="float">
            <text:p><text:s/>8,797,88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8747.555555556" calcext:value-type="float">
            <text:p><text:s/>298,748 <text:s/></text:p>
          </table:table-cell>
          <table:table-cell table:style-name="ce44" office:value-type="float" office:value="5097.16666666667" calcext:value-type="float">
            <text:p><text:s/>5,0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69.8" calcext:value-type="float">
            <text:p><text:s/>6,1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6" calcext:value-type="float">
            <text:p><text:s/>1,296 <text:s/></text:p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.7333333333333" calcext:value-type="float">
            <text:p><text:s/>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4.133333333333" calcext:value-type="float">
            <text:p><text:s/>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7.0666666666667" calcext:value-type="float">
            <text:p><text:s/>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.9333333333333" calcext:value-type="float">
            <text:p><text:s/>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6" calcext:value-type="float">
            <text:p><text:s/>1,2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866666666666667" calcext:value-type="float">
            <text:p><text:s/>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5.133333333333" calcext:value-type="float">
            <text:p><text:s/>1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4.733333333333" calcext:value-type="float">
            <text:p><text:s/>1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7.266666666667" calcext:value-type="float">
            <text:p><text:s/>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0.333333333333" calcext:value-type="float">
            <text:p><text:s/>2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5.5333333333333" calcext:value-type="float">
            <text:p><text:s/>3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9.6" calcext:value-type="float">
            <text:p><text:s/>2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46" calcext:value-type="float">
            <text:p><text:s/>4,4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1.066666666667" calcext:value-type="float">
            <text:p><text:s/>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6666666666667" calcext:value-type="float">
            <text:p><text:s/>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50780.77813333" calcext:value-type="float">
            <text:p><text:s/>8,750,7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83.5555555556" calcext:value-type="float">
            <text:p><text:s/>95,8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5883.5555555556" calcext:value-type="float">
            <text:p><text:s/>95,8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50780.77813333" calcext:value-type="float">
            <text:p><text:s/>8,750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09.08853333333" calcext:value-type="float">
            <text:p><text:s/>8,0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09.08853333333" calcext:value-type="float">
            <text:p><text:s/>8,0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924.6666666667" calcext:value-type="float">
            <text:p><text:s/>32,9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568" calcext:value-type="float">
            <text:p><text:s/>201,568 <text:s/></text:p>
          </table:table-cell>
          <table:table-cell table:style-name="ce42" office:value-type="float" office:value="5096.22222222222" calcext:value-type="float">
            <text:p><text:s/>5,0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315" calcext:value-type="float">
            <text:p><text:s/>3,3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60.66666666667" calcext:value-type="float">
            <text:p><text:s/>7,8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88.93333333333" calcext:value-type="float">
            <text:p><text:s/>2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982.7333333333" calcext:value-type="float">
            <text:p><text:s/>19,9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568" calcext:value-type="float">
            <text:p><text:s/>201,5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292.33333333333" calcext:value-type="float">
            <text:p><text:s/>2,29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81.22222222222" calcext:value-type="float">
            <text:p><text:s/>1,78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36934.0666667" calcext:value-type="float">
            <text:p><text:s/>20,636,9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36934.0666667" calcext:value-type="float">
            <text:p><text:s/>20,636,9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636934.0666667" calcext:value-type="float">
            <text:p>( 20,636,9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1437.0666666667" calcext:value-type="float">
            <text:p><text:s/>81,437 <text:s/></text:p>
          </table:table-cell>
          <table:table-cell table:style-name="ce42" office:value-type="float" office:value="1138089.6" calcext:value-type="float">
            <text:p><text:s/>1,138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4661.333333333" calcext:value-type="float">
            <text:p><text:s/>404,661 <text:s/></text:p>
          </table:table-cell>
          <table:table-cell table:style-name="ce42" office:value-type="float" office:value="108632.222222222" calcext:value-type="float">
            <text:p><text:s/>108,632 <text:s/></text:p>
          </table:table-cell>
          <table:table-cell table:style-name="ce42" office:value-type="float" office:value="1317863.55891035" calcext:value-type="float">
            <text:p><text:s/>1,317,864 <text:s/></text:p>
          </table:table-cell>
          <table:table-cell table:style-name="ce42" office:value-type="float" office:value="117106" calcext:value-type="float">
            <text:p><text:s/>117,106 <text:s/></text:p>
          </table:table-cell>
          <table:table-cell table:style-name="ce42" office:value-type="float" office:value="46299.9333333333" calcext:value-type="float">
            <text:p><text:s/>46,300 <text:s/></text:p>
          </table:table-cell>
          <table:table-cell table:style-name="ce42" office:value-type="float" office:value="298759" calcext:value-type="float">
            <text:p><text:s/>298,7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041471.6612" calcext:value-type="float">
            <text:p><text:s/>10,041,472 <text:s/></text:p>
          </table:table-cell>
          <table:table-cell table:style-name="ce42" office:value-type="float" office:value="1069610.66666667" calcext:value-type="float">
            <text:p><text:s/>1,069,611 <text:s/></text:p>
          </table:table-cell>
          <table:table-cell table:style-name="ce42" office:value-type="float" office:value="136" calcext:value-type="float">
            <text:p><text:s/>136 <text:s/></text:p>
          </table:table-cell>
          <table:table-cell table:style-name="ce42" office:value-type="float" office:value="683467.733333333" calcext:value-type="float">
            <text:p><text:s/>683,468 <text:s/></text:p>
          </table:table-cell>
          <table:table-cell table:style-name="ce42" office:value-type="float" office:value="374817.777777778" calcext:value-type="float">
            <text:p><text:s/>374,818 <text:s/></text:p>
          </table:table-cell>
          <table:table-cell table:style-name="ce42" office:value-type="float" office:value="137622.149037968" calcext:value-type="float">
            <text:p><text:s/>137,622 <text:s/></text:p>
          </table:table-cell>
          <table:table-cell table:style-name="ce42" office:value-type="float" office:value="11821" calcext:value-type="float">
            <text:p><text:s/>11,821 <text:s/></text:p>
          </table:table-cell>
          <table:table-cell table:style-name="ce42" office:value-type="float" office:value="477488.733333333" calcext:value-type="float">
            <text:p><text:s/>477,489 <text:s/></text:p>
          </table:table-cell>
          <table:table-cell table:style-name="ce42" office:value-type="float" office:value="86998" calcext:value-type="float">
            <text:p><text:s/>86,9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1120.133333333" calcext:value-type="float">
            <text:p><text:s/>101,120 <text:s/></text:p>
          </table:table-cell>
          <table:table-cell table:style-name="ce42" office:value-type="float" office:value="1118753.06666667" calcext:value-type="float">
            <text:p><text:s/>1,118,7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9485.391733333" calcext:value-type="float">
            <text:p><text:s/>139,485 <text:s/></text:p>
          </table:table-cell>
          <table:table-cell table:style-name="ce42" office:value-type="float" office:value="-319051.56544" calcext:value-type="float">
            <text:p><text:s/>-319,052 <text:s/></text:p>
          </table:table-cell>
          <table:table-cell table:style-name="ce42" office:value-type="float" office:value="-3267" calcext:value-type="float">
            <text:p><text:s/>-3,267 <text:s/></text:p>
          </table:table-cell>
          <table:table-cell table:style-name="ce42" office:value-type="float" office:value="-27760" calcext:value-type="float">
            <text:p><text:s/>-27,760 <text:s/></text:p>
          </table:table-cell>
          <table:table-cell table:style-name="ce42" office:value-type="float" office:value="-28602.2222222222" calcext:value-type="float">
            <text:p><text:s/>-28,602 <text:s/></text:p>
          </table:table-cell>
          <table:table-cell table:style-name="ce42" office:value-type="float" office:value="-27532.0222222222" calcext:value-type="float">
            <text:p><text:s/>-27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721.2888888888" calcext:value-type="float">
            <text:p><text:s/>22,721 <text:s/></text:p>
          </table:table-cell>
          <table:table-cell table:style-name="ce42" office:value-type="float" office:value="-260704" calcext:value-type="float">
            <text:p><text:s/>-260,70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200640.1196" calcext:value-type="float">
            <text:p><text:s/>-10,200,640 <text:s/></text:p>
          </table:table-cell>
          <table:table-cell table:style-name="ce43" office:value-type="float" office:value="-731222.567893334" calcext:value-type="float">
            <text:p><text:s/>-731,223 <text:s/></text:p>
          </table:table-cell>
          <table:table-cell table:style-name="ce43" office:value-type="float" office:value="3131" calcext:value-type="float">
            <text:p><text:s/>3,131 <text:s/></text:p>
          </table:table-cell>
          <table:table-cell table:style-name="ce43" office:value-type="float" office:value="-251046.4" calcext:value-type="float">
            <text:p><text:s/>-251,046 <text:s/></text:p>
          </table:table-cell>
          <table:table-cell table:style-name="ce43" office:value-type="float" office:value="-237583.333333333" calcext:value-type="float">
            <text:p><text:s/>-237,583 <text:s/></text:p>
          </table:table-cell>
          <table:table-cell table:style-name="ce43" office:value-type="float" office:value="1207773.43209461" calcext:value-type="float">
            <text:p><text:s/>1,207,773 <text:s/></text:p>
          </table:table-cell>
          <table:table-cell table:style-name="ce43" office:value-type="float" office:value="105285" calcext:value-type="float">
            <text:p><text:s/>105,285 <text:s/></text:p>
          </table:table-cell>
          <table:table-cell table:style-name="ce43" office:value-type="float" office:value="-453910.088888889" calcext:value-type="float">
            <text:p><text:s/>-453,910 <text:s/></text:p>
          </table:table-cell>
          <table:table-cell table:style-name="ce43" office:value-type="float" office:value="472465" calcext:value-type="float">
            <text:p><text:s/>472,4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8872.666666667" calcext:value-type="float">
            <text:p><text:s/>238,873 <text:s/></text:p>
          </table:table-cell>
          <table:table-cell table:style-name="ce42" office:value-type="float" office:value="927986.133333333" calcext:value-type="float">
            <text:p><text:s/>927,986 <text:s/></text:p>
          </table:table-cell>
          <table:table-cell table:style-name="ce42" office:value-type="float" office:value="1566" calcext:value-type="float">
            <text:p><text:s/>1,566 <text:s/></text:p>
          </table:table-cell>
          <table:table-cell table:style-name="ce42" office:value-type="float" office:value="4060.8" calcext:value-type="float">
            <text:p><text:s/>4,0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0.88888888889" calcext:value-type="float">
            <text:p><text:s/>2,3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6300" calcext:value-type="float">
            <text:p><text:s/>356,3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05835.217466666" calcext:value-type="float">
            <text:p><text:s/>-205,835 <text:s/></text:p>
          </table:table-cell>
          <table:table-cell table:style-name="ce43" office:value-type="float" office:value="-84456.3462933337" calcext:value-type="float">
            <text:p><text:s/>-84,4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3941.882596723" calcext:value-type="float">
            <text:p><text:s/>133,942 <text:s/></text:p>
          </table:table-cell>
          <table:table-cell table:style-name="ce42" office:value-type="float" office:value="2707938.09286382" calcext:value-type="float">
            <text:p><text:s/>2,707,9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71.925669807" calcext:value-type="float">
            <text:p><text:s/>174,872 <text:s/></text:p>
          </table:table-cell>
          <table:table-cell table:style-name="ce42" office:value-type="float" office:value="31927.3387213387" calcext:value-type="float">
            <text:p><text:s/>31,9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1608.4" calcext:value-type="float">
            <text:p><text:s/>131,608 <text:s/></text:p>
          </table:table-cell>
          <table:table-cell table:style-name="ce42" office:value-type="float" office:value="2638040.53333333" calcext:value-type="float">
            <text:p><text:s/>2,638,0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17.06666666667" calcext:value-type="float">
            <text:p><text:s/>3,6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33.48259672267" calcext:value-type="float">
            <text:p><text:s/>2,333 <text:s/></text:p>
          </table:table-cell>
          <table:table-cell table:style-name="ce43" office:value-type="float" office:value="66280.4928638239" calcext:value-type="float">
            <text:p><text:s/>66,28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4871.925669807" calcext:value-type="float">
            <text:p><text:s/>174,872 <text:s/></text:p>
          </table:table-cell>
          <table:table-cell table:style-name="ce43" office:value-type="float" office:value="31927.3387213387" calcext:value-type="float">
            <text:p><text:s/>31,9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650143.1688" calcext:value-type="float">
            <text:p><text:s/>15,650,143 <text:s/></text:p>
          </table:table-cell>
          <table:table-cell table:style-name="ce42" office:value-type="float" office:value="6712898.15802667" calcext:value-type="float">
            <text:p><text:s/>6,712,898 <text:s/></text:p>
          </table:table-cell>
          <table:table-cell table:style-name="ce42" office:value-type="float" office:value="947" calcext:value-type="float">
            <text:p><text:s/>947 <text:s/></text:p>
          </table:table-cell>
          <table:table-cell table:style-name="ce42" office:value-type="float" office:value="881121.066666667" calcext:value-type="float">
            <text:p><text:s/>881,121 <text:s/></text:p>
          </table:table-cell>
          <table:table-cell table:style-name="ce42" office:value-type="float" office:value="685621.111111111" calcext:value-type="float">
            <text:p><text:s/>685,621 <text:s/></text:p>
          </table:table-cell>
          <table:table-cell table:style-name="ce42" office:value-type="float" office:value="77691.6888888889" calcext:value-type="float">
            <text:p><text:s/>77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7897.91111111" calcext:value-type="float">
            <text:p><text:s/>1,197,898 <text:s/></text:p>
          </table:table-cell>
          <table:table-cell table:style-name="ce42" office:value-type="float" office:value="1199179.50222222" calcext:value-type="float">
            <text:p><text:s/>1,199,1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513140.9981333" calcext:value-type="float">
            <text:p><text:s/>15,513,141 <text:s/></text:p>
          </table:table-cell>
          <table:table-cell table:style-name="ce42" office:value-type="float" office:value="6692399.16358222" calcext:value-type="float">
            <text:p><text:s/>6,692,399 <text:s/></text:p>
          </table:table-cell>
          <table:table-cell table:style-name="ce42" office:value-type="float" office:value="947" calcext:value-type="float">
            <text:p><text:s/>947 <text:s/></text:p>
          </table:table-cell>
          <table:table-cell table:style-name="ce42" office:value-type="float" office:value="881121.066666667" calcext:value-type="float">
            <text:p><text:s/>881,121 <text:s/></text:p>
          </table:table-cell>
          <table:table-cell table:style-name="ce42" office:value-type="float" office:value="685621.111111111" calcext:value-type="float">
            <text:p><text:s/>685,621 <text:s/></text:p>
          </table:table-cell>
          <table:table-cell table:style-name="ce42" office:value-type="float" office:value="77691.6888888889" calcext:value-type="float">
            <text:p><text:s/>77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7897.91111111" calcext:value-type="float">
            <text:p><text:s/>1,197,898 <text:s/></text:p>
          </table:table-cell>
          <table:table-cell table:style-name="ce42" office:value-type="float" office:value="1050333.58755556" calcext:value-type="float">
            <text:p><text:s/>1,050,3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7002.170666667" calcext:value-type="float">
            <text:p><text:s/>137,002 <text:s/></text:p>
          </table:table-cell>
          <table:table-cell table:style-name="ce43" office:value-type="float" office:value="20498.9944444444" calcext:value-type="float">
            <text:p><text:s/>20,49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48845.914666667" calcext:value-type="float">
            <text:p><text:s/>148,8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760.1333333333" calcext:value-type="float">
            <text:p><text:s/>27,760 <text:s/></text:p>
          </table:table-cell>
          <table:table-cell table:style-name="ce42" office:value-type="float" office:value="119049.326317205" calcext:value-type="float">
            <text:p><text:s/>119,0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575.74099686" calcext:value-type="float">
            <text:p><text:s/>541,576 <text:s/></text:p>
          </table:table-cell>
          <table:table-cell table:style-name="ce42" office:value-type="float" office:value="76225.8168342169" calcext:value-type="float">
            <text:p><text:s/>76,2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2.26666666667" calcext:value-type="float">
            <text:p><text:s/>1,8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98.9333333333" calcext:value-type="float">
            <text:p><text:s/>21,1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760.1333333333" calcext:value-type="float">
            <text:p><text:s/>27,760 <text:s/></text:p>
          </table:table-cell>
          <table:table-cell table:style-name="ce42" office:value-type="float" office:value="95711.7263172053" calcext:value-type="float">
            <text:p><text:s/>95,7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575.74099686" calcext:value-type="float">
            <text:p><text:s/>541,576 <text:s/></text:p>
          </table:table-cell>
          <table:table-cell table:style-name="ce42" office:value-type="float" office:value="76225.8168342169" calcext:value-type="float">
            <text:p><text:s/>76,2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6.4" calcext:value-type="float">
            <text:p><text:s/>24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54763.58406994" calcext:value-type="float">
            <text:p><text:s/>5,254,764 <text:s/></text:p>
          </table:table-cell>
          <table:table-cell table:style-name="ce44" office:value-type="float" office:value="2311158.3839123" calcext:value-type="float">
            <text:p><text:s/>2,311,158 <text:s/></text:p>
          </table:table-cell>
          <table:table-cell table:style-name="ce44" office:value-type="float" office:value="2512" calcext:value-type="float">
            <text:p><text:s/>2,512 <text:s/></text:p>
          </table:table-cell>
          <table:table-cell table:style-name="ce44" office:value-type="float" office:value="626013.866666667" calcext:value-type="float">
            <text:p><text:s/>626,014 <text:s/></text:p>
          </table:table-cell>
          <table:table-cell table:style-name="ce44" office:value-type="float" office:value="448037.777777778" calcext:value-type="float">
            <text:p><text:s/>448,038 <text:s/></text:p>
          </table:table-cell>
          <table:table-cell table:style-name="ce44" office:value-type="float" office:value="1283104.23209461" calcext:value-type="float">
            <text:p><text:s/>1,283,104 <text:s/></text:p>
          </table:table-cell>
          <table:table-cell table:style-name="ce44" office:value-type="float" office:value="105285" calcext:value-type="float">
            <text:p><text:s/>105,285 <text:s/></text:p>
          </table:table-cell>
          <table:table-cell table:style-name="ce44" office:value-type="float" office:value="27540.1555555556" calcext:value-type="float">
            <text:p><text:s/>27,540 <text:s/></text:p>
          </table:table-cell>
          <table:table-cell table:style-name="ce44" office:value-type="float" office:value="1207191.34666667" calcext:value-type="float">
            <text:p><text:s/>1,207,19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54763.58406994" calcext:value-type="float">
            <text:p><text:s/>5,254,764 <text:s/></text:p>
          </table:table-cell>
          <table:table-cell table:style-name="ce44" office:value-type="float" office:value="2311158.3839123" calcext:value-type="float">
            <text:p><text:s/>2,311,15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24" calcext:value-type="float">
            <text:p><text:s/>0 <text:s/></text:p>
          </table:table-cell>
          <table:table-cell table:style-name="ce44" office:value-type="float" office:value="13446" calcext:value-type="float">
            <text:p><text:s/>13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8478.384069944" calcext:value-type="float">
            <text:p><text:s/>108,478 <text:s/></text:p>
          </table:table-cell>
          <table:table-cell table:style-name="ce42" office:value-type="float" office:value="1841765.31724564" calcext:value-type="float">
            <text:p><text:s/>1,841,7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24" calcext:value-type="float">
            <text:p><text:s/>0 <text:s/></text:p>
          </table:table-cell>
          <table:table-cell table:style-name="ce42" office:value-type="float" office:value="13446" calcext:value-type="float">
            <text:p><text:s/>13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812.26666666667" calcext:value-type="float">
            <text:p><text:s/>4,812 <text:s/></text:p>
          </table:table-cell>
          <table:table-cell table:style-name="ce42" office:value-type="float" office:value="29806.9333333333" calcext:value-type="float">
            <text:p><text:s/>29,8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071.6" calcext:value-type="float">
            <text:p><text:s/>3,072 <text:s/></text:p>
          </table:table-cell>
          <table:table-cell table:style-name="ce42" office:value-type="float" office:value="214422.373533077" calcext:value-type="float">
            <text:p><text:s/>214,4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469.6" calcext:value-type="float">
            <text:p><text:s/>2,470 <text:s/></text:p>
          </table:table-cell>
          <table:table-cell table:style-name="ce42" office:value-type="float" office:value="205577.467732288" calcext:value-type="float">
            <text:p><text:s/>205,5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7.8666666666667" calcext:value-type="float">
            <text:p><text:s/>58 <text:s/></text:p>
          </table:table-cell>
          <table:table-cell table:style-name="ce42" office:value-type="float" office:value="16668.8" calcext:value-type="float">
            <text:p><text:s/>16,6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17.33333333333" calcext:value-type="float">
            <text:p><text:s/>5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22.93333333333" calcext:value-type="float">
            <text:p><text:s/>1,023 <text:s/></text:p>
          </table:table-cell>
          <table:table-cell table:style-name="ce42" office:value-type="float" office:value="86680.9646883041" calcext:value-type="float">
            <text:p><text:s/>86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9.466666666667" calcext:value-type="float">
            <text:p><text:s/>119 <text:s/></text:p>
          </table:table-cell>
          <table:table-cell table:style-name="ce42" office:value-type="float" office:value="747.733333333333" calcext:value-type="float">
            <text:p><text:s/>7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2910.624069916" calcext:value-type="float">
            <text:p><text:s/>62,911 <text:s/></text:p>
          </table:table-cell>
          <table:table-cell table:style-name="ce42" office:value-type="float" office:value="413904.040539008" calcext:value-type="float">
            <text:p><text:s/>413,9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24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2709.7333333333" calcext:value-type="float">
            <text:p><text:s/>62,710 <text:s/></text:p>
          </table:table-cell>
          <table:table-cell table:style-name="ce42" office:value-type="float" office:value="266493.957197685" calcext:value-type="float">
            <text:p><text:s/>266,4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24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76.93333333333" calcext:value-type="float">
            <text:p>( 1,877 <text:s/>)</text:p>
          </table:table-cell>
          <table:table-cell table:style-name="ce45" office:value-type="float" office:value="221428.975341931" calcext:value-type="float">
            <text:p>( 221,42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0832.8" calcext:value-type="float">
            <text:p>( 60,833 <text:s/>)</text:p>
          </table:table-cell>
          <table:table-cell table:style-name="ce45" office:value-type="float" office:value="45064.9818557547" calcext:value-type="float">
            <text:p>( 45,06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24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224069916" calcext:value-type="float">
            <text:p><text:s/>0 <text:s/></text:p>
          </table:table-cell>
          <table:table-cell table:style-name="ce42" office:value-type="float" office:value="104914.934613536" calcext:value-type="float">
            <text:p><text:s/>104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95.1487277867" calcext:value-type="float">
            <text:p><text:s/>42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0.666666666667" calcext:value-type="float">
            <text:p><text:s/>201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465.33333333333" calcext:value-type="float">
            <text:p><text:s/>1,465 <text:s/></text:p>
          </table:table-cell>
          <table:table-cell table:style-name="ce42" office:value-type="float" office:value="89734.4" calcext:value-type="float">
            <text:p><text:s/>89,7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8.6666666666667" calcext:value-type="float">
            <text:p><text:s/>19 <text:s/></text:p>
          </table:table-cell>
          <table:table-cell table:style-name="ce42" office:value-type="float" office:value="36694.4" calcext:value-type="float">
            <text:p><text:s/>36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6.6666666666667" calcext:value-type="float">
            <text:p><text:s/>47 <text:s/></text:p>
          </table:table-cell>
          <table:table-cell table:style-name="ce46" office:value-type="float" office:value="56101.3333333333" calcext:value-type="float">
            <text:p><text:s/>56,10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1845.8666666667" calcext:value-type="float">
            <text:p><text:s/>11,846 <text:s/></text:p>
          </table:table-cell>
          <table:table-cell table:style-name="ce42" office:value-type="float" office:value="210883.2" calcext:value-type="float">
            <text:p><text:s/>210,8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190.6666666667" calcext:value-type="float">
            <text:p><text:s/>11,191 <text:s/></text:p>
          </table:table-cell>
          <table:table-cell table:style-name="ce42" office:value-type="float" office:value="24331.7333333333" calcext:value-type="float">
            <text:p><text:s/>24,3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55.2" calcext:value-type="float">
            <text:p><text:s/>655 <text:s/></text:p>
          </table:table-cell>
          <table:table-cell table:style-name="ce42" office:value-type="float" office:value="186551.466666667" calcext:value-type="float">
            <text:p><text:s/>186,5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883.33333333333" calcext:value-type="float">
            <text:p><text:s/>6,883 <text:s/></text:p>
          </table:table-cell>
          <table:table-cell table:style-name="ce42" office:value-type="float" office:value="233673.546666667" calcext:value-type="float">
            <text:p><text:s/>233,6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46" calcext:value-type="float">
            <text:p><text:s/>13,44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757.33333333333" calcext:value-type="float">
            <text:p><text:s/>6,757 <text:s/></text:p>
          </table:table-cell>
          <table:table-cell table:style-name="ce42" office:value-type="float" office:value="208298.613333333" calcext:value-type="float">
            <text:p><text:s/>208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46" calcext:value-type="float">
            <text:p><text:s/>13,44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26" calcext:value-type="float">
            <text:p><text:s/>126 <text:s/></text:p>
          </table:table-cell>
          <table:table-cell table:style-name="ce42" office:value-type="float" office:value="25374.9333333333" calcext:value-type="float">
            <text:p><text:s/>25,3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95.066666666667" calcext:value-type="float">
            <text:p><text:s/>195 <text:s/></text:p>
          </table:table-cell>
          <table:table-cell table:style-name="ce42" office:value-type="float" office:value="46725.3333333333" calcext:value-type="float">
            <text:p><text:s/>46,7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30.666666666667" calcext:value-type="float">
            <text:p><text:s/>131 <text:s/></text:p>
          </table:table-cell>
          <table:table-cell table:style-name="ce46" office:value-type="float" office:value="5895.46666666667" calcext:value-type="float">
            <text:p><text:s/>5,89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928.4" calcext:value-type="float">
            <text:p><text:s/>3,928 <text:s/></text:p>
          </table:table-cell>
          <table:table-cell table:style-name="ce42" office:value-type="float" office:value="54029.0271262933" calcext:value-type="float">
            <text:p><text:s/>54,0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244.8" calcext:value-type="float">
            <text:p><text:s/>4,245 <text:s/></text:p>
          </table:table-cell>
          <table:table-cell table:style-name="ce42" office:value-type="float" office:value="16829.8666666667" calcext:value-type="float">
            <text:p><text:s/>16,8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3.866666666667" calcext:value-type="float">
            <text:p><text:s/>114 <text:s/></text:p>
          </table:table-cell>
          <table:table-cell table:style-name="ce42" office:value-type="float" office:value="9619.2" calcext:value-type="float">
            <text:p><text:s/>9,6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41.093333361333" calcext:value-type="float">
            <text:p><text:s/>441 <text:s/></text:p>
          </table:table-cell>
          <table:table-cell table:style-name="ce42" office:value-type="float" office:value="1.92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700.26666666667" calcext:value-type="float">
            <text:p><text:s/>4,700 <text:s/></text:p>
          </table:table-cell>
          <table:table-cell table:style-name="ce42" office:value-type="float" office:value="53405.8666666667" calcext:value-type="float">
            <text:p><text:s/>53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646.1102933333" calcext:value-type="float">
            <text:p><text:s/>54,64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345744.57333333" calcext:value-type="float">
            <text:p><text:s/>4,345,745 <text:s/></text:p>
          </table:table-cell>
          <table:table-cell table:style-name="ce42" office:value-type="float" office:value="65160.5333333333" calcext:value-type="float">
            <text:p><text:s/>65,1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243383.10666667" calcext:value-type="float">
            <text:p><text:s/>4,243,38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4838.8" calcext:value-type="float">
            <text:p><text:s/>24,83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7522.6666666667" calcext:value-type="float">
            <text:p><text:s/>77,523 <text:s/></text:p>
          </table:table-cell>
          <table:table-cell table:style-name="ce42" office:value-type="float" office:value="65160.5333333333" calcext:value-type="float">
            <text:p><text:s/>65,1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20933.426666667" calcext:value-type="float">
            <text:p><text:s/>420,933 <text:s/></text:p>
          </table:table-cell>
          <table:table-cell table:style-name="ce42" office:value-type="float" office:value="30683.7333333333" calcext:value-type="float">
            <text:p><text:s/>30,6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1134.36" calcext:value-type="float">
            <text:p><text:s/>61,134 <text:s/></text:p>
          </table:table-cell>
          <table:table-cell table:style-name="ce42" office:value-type="float" office:value="2625.06666666667" calcext:value-type="float">
            <text:p><text:s/>2,6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59799.066666667" calcext:value-type="float">
            <text:p><text:s/>359,799 <text:s/></text:p>
          </table:table-cell>
          <table:table-cell table:style-name="ce43" office:value-type="float" office:value="28058.6666666667" calcext:value-type="float">
            <text:p><text:s/>28,0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9607.2" calcext:value-type="float">
            <text:p><text:s/>379,607 <text:s/></text:p>
          </table:table-cell>
          <table:table-cell table:style-name="ce42" office:value-type="float" office:value="373548.8" calcext:value-type="float">
            <text:p><text:s/>373,5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645.7333333333" calcext:value-type="float">
            <text:p><text:s/>96,646 <text:s/></text:p>
          </table:table-cell>
          <table:table-cell table:style-name="ce42" office:value-type="float" office:value="274901.333333333" calcext:value-type="float">
            <text:p><text:s/>274,9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69.6" calcext:value-type="float">
            <text:p><text:s/>370 <text:s/></text:p>
          </table:table-cell>
          <table:table-cell table:style-name="ce42" office:value-type="float" office:value="3353.6" calcext:value-type="float">
            <text:p><text:s/>3,3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396" calcext:value-type="float">
            <text:p><text:s/>11,396 <text:s/></text:p>
          </table:table-cell>
          <table:table-cell table:style-name="ce42" office:value-type="float" office:value="42.6666666666667" calcext:value-type="float">
            <text:p><text:s/>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082.26666666667" calcext:value-type="float">
            <text:p><text:s/>2,0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62.266666666667" calcext:value-type="float">
            <text:p><text:s/>262 <text:s/></text:p>
          </table:table-cell>
          <table:table-cell table:style-name="ce42" office:value-type="float" office:value="1714.13333333333" calcext:value-type="float">
            <text:p><text:s/>1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6050.133333333" calcext:value-type="float">
            <text:p><text:s/>206,050 <text:s/></text:p>
          </table:table-cell>
          <table:table-cell table:style-name="ce42" office:value-type="float" office:value="3761.06666666667" calcext:value-type="float">
            <text:p><text:s/>3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2801.2" calcext:value-type="float">
            <text:p><text:s/>62,801 <text:s/></text:p>
          </table:table-cell>
          <table:table-cell table:style-name="ce43" office:value-type="float" office:value="89776" calcext:value-type="float">
            <text:p><text:s/>89,7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2" calcext:value-type="float">
            <text:p><text:s/>2,512 <text:s/></text:p>
          </table:table-cell>
          <table:table-cell table:style-name="ce42" office:value-type="float" office:value="626013.866666667" calcext:value-type="float">
            <text:p><text:s/>626,014 <text:s/></text:p>
          </table:table-cell>
          <table:table-cell table:style-name="ce42" office:value-type="float" office:value="448037.777777778" calcext:value-type="float">
            <text:p><text:s/>448,038 <text:s/></text:p>
          </table:table-cell>
          <table:table-cell table:style-name="ce42" office:value-type="float" office:value="1283104.23209461" calcext:value-type="float">
            <text:p><text:s/>1,283,104 <text:s/></text:p>
          </table:table-cell>
          <table:table-cell table:style-name="ce42" office:value-type="float" office:value="105285" calcext:value-type="float">
            <text:p><text:s/>105,285 <text:s/></text:p>
          </table:table-cell>
          <table:table-cell table:style-name="ce42" office:value-type="float" office:value="27540.1555555556" calcext:value-type="float">
            <text:p><text:s/>27,540 <text:s/></text:p>
          </table:table-cell>
          <table:table-cell table:style-name="ce42" office:value-type="float" office:value="1193745.34666667" calcext:value-type="float">
            <text:p><text:s/>1,193,7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2" calcext:value-type="float">
            <text:p><text:s/>2,512 <text:s/></text:p>
          </table:table-cell>
          <table:table-cell table:style-name="ce42" office:value-type="float" office:value="626013.866666667" calcext:value-type="float">
            <text:p><text:s/>626,014 <text:s/></text:p>
          </table:table-cell>
          <table:table-cell table:style-name="ce42" office:value-type="float" office:value="448037.777777778" calcext:value-type="float">
            <text:p><text:s/>448,038 <text:s/></text:p>
          </table:table-cell>
          <table:table-cell table:style-name="ce42" office:value-type="float" office:value="1283104.23209461" calcext:value-type="float">
            <text:p><text:s/>1,283,104 <text:s/></text:p>
          </table:table-cell>
          <table:table-cell table:style-name="ce42" office:value-type="float" office:value="105285" calcext:value-type="float">
            <text:p><text:s/>105,285 <text:s/></text:p>
          </table:table-cell>
          <table:table-cell table:style-name="ce42" office:value-type="float" office:value="27540.1555555556" calcext:value-type="float">
            <text:p><text:s/>27,540 <text:s/></text:p>
          </table:table-cell>
          <table:table-cell table:style-name="ce42" office:value-type="float" office:value="1193745.34666667" calcext:value-type="float">
            <text:p><text:s/>1,193,7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439.137018574" calcext:value-type="float">
            <text:p><text:s/>516,439 <text:s/></text:p>
          </table:table-cell>
          <table:table-cell table:style-name="ce42" office:value-type="float" office:value="10587881.9876454" calcext:value-type="float">
            <text:p><text:s/>10,587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389.444864" calcext:value-type="float">
            <text:p><text:s/>508,389 <text:s/></text:p>
          </table:table-cell>
          <table:table-cell table:style-name="ce42" office:value-type="float" office:value="108393.565457" calcext:value-type="float">
            <text:p><text:s/>108,39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0208.226222574" calcext:value-type="float">
            <text:p><text:s/>510,208 <text:s/></text:p>
          </table:table-cell>
          <table:table-cell table:style-name="ce42" office:value-type="float" office:value="10177579.3297774" calcext:value-type="float">
            <text:p><text:s/>10,177,5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61.364655" calcext:value-type="float">
            <text:p><text:s/>10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230.910796" calcext:value-type="float">
            <text:p><text:s/>6,231 <text:s/></text:p>
          </table:table-cell>
          <table:table-cell table:style-name="ce42" office:value-type="float" office:value="399741.293213" calcext:value-type="float">
            <text:p><text:s/>399,7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389.444864" calcext:value-type="float">
            <text:p><text:s/>508,389 <text:s/></text:p>
          </table:table-cell>
          <table:table-cell table:style-name="ce42" office:value-type="float" office:value="108393.565457" calcext:value-type="float">
            <text:p><text:s/>108,39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4333.743374" calcext:value-type="float">
            <text:p><text:s/>4,334 <text:s/></text:p>
          </table:table-cell>
          <table:table-cell table:style-name="ce42" office:value-type="float" office:value="32850.028185" calcext:value-type="float">
            <text:p><text:s/>32,8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110.298633" calcext:value-type="float">
            <text:p><text:s/>621,11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4333.743374" calcext:value-type="float">
            <text:p><text:s/>4,334 <text:s/></text:p>
          </table:table-cell>
          <table:table-cell table:style-name="ce43" office:value-type="float" office:value="32850.028185" calcext:value-type="float">
            <text:p><text:s/>32,85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21110.298633" calcext:value-type="float">
            <text:p><text:s/>621,11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32244.444444444" calcext:value-type="float">
            <text:p><text:s/>332,24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43329.97568" calcext:value-type="float">
            <text:p><text:s/>1,743,330 <text:s/></text:p>
          </table:table-cell>
          <table:table-cell table:style-name="ce41" office:value-type="float" office:value="230516.683568889" calcext:value-type="float">
            <text:p><text:s/>230,517 <text:s/></text:p>
          </table:table-cell>
          <table:table-cell table:style-name="ce41" office:value-type="float" office:value="213881.642444444" calcext:value-type="float">
            <text:p><text:s/>213,882 <text:s/></text:p>
          </table:table-cell>
          <table:table-cell table:style-name="ce41" office:value-type="float" office:value="9764.02064444445" calcext:value-type="float">
            <text:p><text:s/>9,764 <text:s/></text:p>
          </table:table-cell>
          <table:table-cell table:style-name="ce41" office:value-type="float" office:value="6871.02048" calcext:value-type="float">
            <text:p><text:s/>6,871 <text:s/></text:p>
          </table:table-cell>
          <table:table-cell table:style-name="ce41" office:value-type="float" office:value="1512813.29211111" calcext:value-type="float">
            <text:p><text:s/>1,512,8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8947738.1422746" calcext:value-type="float">
            <text:p><text:s/>18,947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47738.1422746" calcext:value-type="float">
            <text:p><text:s/>18,947,738 <text:s/></text:p>
          </table:table-cell>
          <table:table-cell table:number-columns-repeated="2" table:style-name="ce42" office:value-type="float" office:value="84.5435" calcext:value-type="float">
            <text:p><text:s/>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.5435" calcext:value-type="float">
            <text:p><text:s/>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35.61683333333" calcext:value-type="float">
            <text:p><text:s/>2,7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5.61683333333" calcext:value-type="float">
            <text:p><text:s/>2,7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59570.0699233751" calcext:value-type="float">
            <text:p><text:s/>59,570 <text:s/></text:p>
          </table:table-cell>
          <table:table-cell table:style-name="ce42" office:value-type="float" office:value="68825.6204444445" calcext:value-type="float">
            <text:p><text:s/>68,826 <text:s/></text:p>
          </table:table-cell>
          <table:table-cell table:style-name="ce42" office:value-type="float" office:value="-9255.55052106932" calcext:value-type="float">
            <text:p><text:s/>-9,256 <text:s/></text:p>
          </table:table-cell>
          <table:table-cell table:number-columns-repeated="2" table:style-name="ce42" office:value-type="float" office:value="-13887.1570888889" calcext:value-type="float">
            <text:p><text:s/>-13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3887.1570888889" calcext:value-type="float">
            <text:p><text:s/>-13,8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220412.5167957" calcext:value-type="float">
            <text:p><text:s/>19,220,413 <text:s/></text:p>
          </table:table-cell>
          <table:table-cell table:style-name="ce43" office:value-type="float" office:value="263418.824" calcext:value-type="float">
            <text:p><text:s/>263,419 <text:s/></text:p>
          </table:table-cell>
          <table:table-cell table:style-name="ce43" office:value-type="float" office:value="18956993.6927957" calcext:value-type="float">
            <text:p><text:s/>18,956,994 <text:s/></text:p>
          </table:table-cell>
          <table:table-cell table:style-name="ce43" office:value-type="float" office:value="1754566.05943556" calcext:value-type="float">
            <text:p><text:s/>1,754,566 <text:s/></text:p>
          </table:table-cell>
          <table:table-cell table:style-name="ce43" office:value-type="float" office:value="241752.767324444" calcext:value-type="float">
            <text:p><text:s/>241,753 <text:s/></text:p>
          </table:table-cell>
          <table:table-cell table:style-name="ce43" office:value-type="float" office:value="213881.642444444" calcext:value-type="float">
            <text:p><text:s/>213,882 <text:s/></text:p>
          </table:table-cell>
          <table:table-cell table:style-name="ce43" office:value-type="float" office:value="21000.1044" calcext:value-type="float">
            <text:p><text:s/>21,000 <text:s/></text:p>
          </table:table-cell>
          <table:table-cell table:style-name="ce43" office:value-type="float" office:value="6871.02048" calcext:value-type="float">
            <text:p><text:s/>6,871 <text:s/></text:p>
          </table:table-cell>
          <table:table-cell table:style-name="ce43" office:value-type="float" office:value="1512813.29211111" calcext:value-type="float">
            <text:p><text:s/>1,512,8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0120723.6927956" calcext:value-type="float">
            <text:p><text:s/>20,120,7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20723.6927956" calcext:value-type="float">
            <text:p><text:s/>20,120,724 <text:s/></text:p>
          </table:table-cell>
          <table:table-cell table:number-columns-repeated="2" table:style-name="ce42" office:value-type="float" office:value="21756.7344111111" calcext:value-type="float">
            <text:p><text:s/>21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56.7344111111" calcext:value-type="float">
            <text:p><text:s/>21,7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56330.561444445" calcext:value-type="float">
            <text:p><text:s/>956,331 <text:s/></text:p>
          </table:table-cell>
          <table:table-cell table:style-name="ce43" office:value-type="float" office:value="717.13244444441" calcext:value-type="float">
            <text:p><text:s/>717 <text:s/></text:p>
          </table:table-cell>
          <table:table-cell table:style-name="ce43" office:value-type="float" office:value="955613.429" calcext:value-type="float">
            <text:p><text:s/>955,613 <text:s/></text:p>
          </table:table-cell>
          <table:table-cell table:style-name="ce43" office:value-type="float" office:value="-828.972099999982" calcext:value-type="float">
            <text:p><text:s/>-829 <text:s/></text:p>
          </table:table-cell>
          <table:table-cell table:style-name="ce43" office:value-type="float" office:value="-828.972100000005" calcext:value-type="float">
            <text:p><text:s/>-829 <text:s/></text:p>
          </table:table-cell>
          <table:table-cell table:style-name="ce43" office:value-type="float" office:value="-0.0000000000048" calcext:value-type="float">
            <text:p><text:s/>-0 <text:s/></text:p>
          </table:table-cell>
          <table:table-cell table:style-name="ce43" office:value-type="float" office:value="-828.9721" calcext:value-type="float">
            <text:p><text:s/>-8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3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443517.6564489" calcext:value-type="float">
            <text:p><text:s/>15,443,518 <text:s/></text:p>
          </table:table-cell>
          <table:table-cell table:style-name="ce42" office:value-type="float" office:value="1820.28761048889" calcext:value-type="float">
            <text:p><text:s/>1,820 <text:s/></text:p>
          </table:table-cell>
          <table:table-cell table:style-name="ce42" office:value-type="float" office:value="15441697.3688385" calcext:value-type="float">
            <text:p><text:s/>15,441,697 <text:s/></text:p>
          </table:table-cell>
          <table:table-cell table:style-name="ce42" office:value-type="float" office:value="1238561.77086172" calcext:value-type="float">
            <text:p><text:s/>1,238,562 <text:s/></text:p>
          </table:table-cell>
          <table:table-cell table:style-name="ce42" office:value-type="float" office:value="40679.6743394016" calcext:value-type="float">
            <text:p><text:s/>40,680 <text:s/></text:p>
          </table:table-cell>
          <table:table-cell table:style-name="ce42" office:value-type="float" office:value="35367.3620838374" calcext:value-type="float">
            <text:p><text:s/>35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12.31225556419" calcext:value-type="float">
            <text:p><text:s/>5,312 <text:s/></text:p>
          </table:table-cell>
          <table:table-cell table:style-name="ce42" office:value-type="float" office:value="1197882.09652232" calcext:value-type="float">
            <text:p><text:s/>1,197,8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58622" calcext:value-type="float">
            <text:p><text:s/>58,6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622" calcext:value-type="float">
            <text:p><text:s/>58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284788" calcext:value-type="float">
            <text:p><text:s/>15,284,7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84788" calcext:value-type="float">
            <text:p><text:s/>15,284,7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8.987511" calcext:value-type="float">
            <text:p><text:s/>1,0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8.987511" calcext:value-type="float">
            <text:p><text:s/>1,0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23.9727777778" calcext:value-type="float">
            <text:p><text:s/>25,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23.9727777778" calcext:value-type="float">
            <text:p><text:s/>25,12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0107.656448939" calcext:value-type="float">
            <text:p><text:s/>100,108 <text:s/></text:p>
          </table:table-cell>
          <table:table-cell table:style-name="ce43" office:value-type="float" office:value="1820.28761048889" calcext:value-type="float">
            <text:p><text:s/>1,820 <text:s/></text:p>
          </table:table-cell>
          <table:table-cell table:style-name="ce43" office:value-type="float" office:value="98287.36883845" calcext:value-type="float">
            <text:p><text:s/>98,287 <text:s/></text:p>
          </table:table-cell>
          <table:table-cell table:style-name="ce43" office:value-type="float" office:value="1212378.81057294" calcext:value-type="float">
            <text:p><text:s/>1,212,379 <text:s/></text:p>
          </table:table-cell>
          <table:table-cell table:style-name="ce43" office:value-type="float" office:value="39620.6868284016" calcext:value-type="float">
            <text:p><text:s/>39,621 <text:s/></text:p>
          </table:table-cell>
          <table:table-cell table:style-name="ce43" office:value-type="float" office:value="35367.3620838374" calcext:value-type="float">
            <text:p><text:s/>35,36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53.32474456419" calcext:value-type="float">
            <text:p><text:s/>4,253 <text:s/></text:p>
          </table:table-cell>
          <table:table-cell table:style-name="ce43" office:value-type="float" office:value="1172758.12374454" calcext:value-type="float">
            <text:p><text:s/>1,172,7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1151513" calcext:value-type="float">
            <text:p><text:s/>21,151,513 <text:s/></text:p>
          </table:table-cell>
          <table:table-cell table:style-name="ce42" office:value-type="float" office:value="1163730" calcext:value-type="float">
            <text:p><text:s/>1,163,730 <text:s/></text:p>
          </table:table-cell>
          <table:table-cell table:style-name="ce42" office:value-type="float" office:value="19987783" calcext:value-type="float">
            <text:p><text:s/>19,987,7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151513" calcext:value-type="float">
            <text:p><text:s/>21,151,513 <text:s/></text:p>
          </table:table-cell>
          <table:table-cell table:style-name="ce43" office:value-type="float" office:value="1163730" calcext:value-type="float">
            <text:p><text:s/>1,163,730 <text:s/></text:p>
          </table:table-cell>
          <table:table-cell table:style-name="ce43" office:value-type="float" office:value="19987783" calcext:value-type="float">
            <text:p><text:s/>19,987,78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4952.577021964" calcext:value-type="float">
            <text:p><text:s/>354,953 <text:s/></text:p>
          </table:table-cell>
          <table:table-cell table:style-name="ce42" office:value-type="float" office:value="1375.11644444444" calcext:value-type="float">
            <text:p><text:s/>1,375 <text:s/></text:p>
          </table:table-cell>
          <table:table-cell table:style-name="ce42" office:value-type="float" office:value="353577.46057752" calcext:value-type="float">
            <text:p><text:s/>353,577 <text:s/></text:p>
          </table:table-cell>
          <table:table-cell table:number-columns-repeated="2" table:style-name="ce42" office:value-type="float" office:value="72.3420888888889" calcext:value-type="float">
            <text:p><text:s/>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.3420888888889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4644.46057752" calcext:value-type="float">
            <text:p><text:s/>344,644 <text:s/></text:p>
          </table:table-cell>
          <table:table-cell table:style-name="ce42" office:value-type="float" office:value="1280" calcext:value-type="float">
            <text:p><text:s/>1,280 <text:s/></text:p>
          </table:table-cell>
          <table:table-cell table:style-name="ce42" office:value-type="float" office:value="343364.46057752" calcext:value-type="float">
            <text:p><text:s/>343,364 <text:s/></text:p>
          </table:table-cell>
          <table:table-cell table:number-columns-repeated="2" table:style-name="ce42" office:value-type="float" office:value="72.3420888888889" calcext:value-type="float">
            <text:p><text:s/>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.3420888888889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308.1164444444" calcext:value-type="float">
            <text:p><text:s/>10,308 <text:s/></text:p>
          </table:table-cell>
          <table:table-cell table:style-name="ce42" office:value-type="float" office:value="95.1164444444447" calcext:value-type="float">
            <text:p><text:s/>95 <text:s/></text:p>
          </table:table-cell>
          <table:table-cell table:style-name="ce42" office:value-type="float" office:value="10213" calcext:value-type="float">
            <text:p><text:s/>10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96401.02908465" calcext:value-type="float">
            <text:p><text:s/>3,496,401 <text:s/></text:p>
          </table:table-cell>
          <table:table-cell table:style-name="ce44" office:value-type="float" office:value="1423236.28750062" calcext:value-type="float">
            <text:p><text:s/>1,423,236 <text:s/></text:p>
          </table:table-cell>
          <table:table-cell table:style-name="ce44" office:value-type="float" office:value="2073164.74158403" calcext:value-type="float">
            <text:p><text:s/>2,073,165 <text:s/></text:p>
          </table:table-cell>
          <table:table-cell table:style-name="ce44" office:value-type="float" office:value="495004.184173837" calcext:value-type="float">
            <text:p><text:s/>495,004 <text:s/></text:p>
          </table:table-cell>
          <table:table-cell table:style-name="ce44" office:value-type="float" office:value="180072.988585043" calcext:value-type="float">
            <text:p><text:s/>180,073 <text:s/></text:p>
          </table:table-cell>
          <table:table-cell table:style-name="ce44" office:value-type="float" office:value="178514.280360607" calcext:value-type="float">
            <text:p><text:s/>178,5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58.70822443581" calcext:value-type="float">
            <text:p><text:s/>1,559 <text:s/></text:p>
          </table:table-cell>
          <table:table-cell table:style-name="ce44" office:value-type="float" office:value="314931.195588794" calcext:value-type="float">
            <text:p><text:s/>314,93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96401.02908465" calcext:value-type="float">
            <text:p><text:s/>3,496,401 <text:s/></text:p>
          </table:table-cell>
          <table:table-cell table:style-name="ce44" office:value-type="float" office:value="1423236.28750062" calcext:value-type="float">
            <text:p><text:s/>1,423,236 <text:s/></text:p>
          </table:table-cell>
          <table:table-cell table:style-name="ce44" office:value-type="float" office:value="2073164.74158403" calcext:value-type="float">
            <text:p><text:s/>2,073,165 <text:s/></text:p>
          </table:table-cell>
          <table:table-cell table:style-name="ce44" office:value-type="float" office:value="495004.184173837" calcext:value-type="float">
            <text:p><text:s/>495,004 <text:s/></text:p>
          </table:table-cell>
          <table:table-cell table:style-name="ce44" office:value-type="float" office:value="180072.988585043" calcext:value-type="float">
            <text:p><text:s/>180,073 <text:s/></text:p>
          </table:table-cell>
          <table:table-cell table:style-name="ce44" office:value-type="float" office:value="178514.280360607" calcext:value-type="float">
            <text:p><text:s/>178,5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58.70822443581" calcext:value-type="float">
            <text:p><text:s/>1,559 <text:s/></text:p>
          </table:table-cell>
          <table:table-cell table:style-name="ce44" office:value-type="float" office:value="314931.195588794" calcext:value-type="float">
            <text:p><text:s/>314,9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25379.43719576" calcext:value-type="float">
            <text:p><text:s/>2,325,379 <text:s/></text:p>
          </table:table-cell>
          <table:table-cell table:style-name="ce42" office:value-type="float" office:value="435308.286611733" calcext:value-type="float">
            <text:p><text:s/>435,308 <text:s/></text:p>
          </table:table-cell>
          <table:table-cell table:style-name="ce42" office:value-type="float" office:value="1890071.15058403" calcext:value-type="float">
            <text:p><text:s/>1,890,071 <text:s/></text:p>
          </table:table-cell>
          <table:table-cell table:style-name="ce42" office:value-type="float" office:value="495004.184173837" calcext:value-type="float">
            <text:p><text:s/>495,004 <text:s/></text:p>
          </table:table-cell>
          <table:table-cell table:style-name="ce42" office:value-type="float" office:value="180072.988585043" calcext:value-type="float">
            <text:p><text:s/>180,073 <text:s/></text:p>
          </table:table-cell>
          <table:table-cell table:style-name="ce42" office:value-type="float" office:value="178514.280360607" calcext:value-type="float">
            <text:p><text:s/>178,5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8.70822443581" calcext:value-type="float">
            <text:p><text:s/>1,559 <text:s/></text:p>
          </table:table-cell>
          <table:table-cell table:style-name="ce42" office:value-type="float" office:value="314931.195588794" calcext:value-type="float">
            <text:p><text:s/>314,9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6.4444444444444" calcext:value-type="float">
            <text:p><text:s/>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8490.5416117333" calcext:value-type="float">
            <text:p><text:s/>68,491 <text:s/></text:p>
          </table:table-cell>
          <table:table-cell table:style-name="ce42" office:value-type="float" office:value="21577.4306117333" calcext:value-type="float">
            <text:p><text:s/>21,577 <text:s/></text:p>
          </table:table-cell>
          <table:table-cell table:style-name="ce42" office:value-type="float" office:value="46913.111" calcext:value-type="float">
            <text:p><text:s/>46,913 <text:s/></text:p>
          </table:table-cell>
          <table:table-cell table:number-columns-repeated="3" table:style-name="ce42" office:value-type="float" office:value="20778.3290936323" calcext:value-type="float">
            <text:p><text:s/>20,7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1562.573" calcext:value-type="float">
            <text:p><text:s/>71,563 <text:s/></text:p>
          </table:table-cell>
          <table:table-cell table:style-name="ce42" office:value-type="float" office:value="10858.024" calcext:value-type="float">
            <text:p><text:s/>10,858 <text:s/></text:p>
          </table:table-cell>
          <table:table-cell table:style-name="ce42" office:value-type="float" office:value="60704.549" calcext:value-type="float">
            <text:p><text:s/>60,7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823.759111111111" calcext:value-type="float">
            <text:p><text:s/>8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378.68966666667" calcext:value-type="float">
            <text:p><text:s/>2,379 <text:s/></text:p>
          </table:table-cell>
          <table:table-cell table:style-name="ce42" office:value-type="float" office:value="811.826666666667" calcext:value-type="float">
            <text:p><text:s/>812 <text:s/></text:p>
          </table:table-cell>
          <table:table-cell table:style-name="ce42" office:value-type="float" office:value="1566.863" calcext:value-type="float">
            <text:p><text:s/>1,5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3477.3656666667" calcext:value-type="float">
            <text:p><text:s/>33,477 <text:s/></text:p>
          </table:table-cell>
          <table:table-cell table:style-name="ce42" office:value-type="float" office:value="9080.09066666667" calcext:value-type="float">
            <text:p><text:s/>9,080 <text:s/></text:p>
          </table:table-cell>
          <table:table-cell table:style-name="ce42" office:value-type="float" office:value="24397.275" calcext:value-type="float">
            <text:p><text:s/>24,397 <text:s/></text:p>
          </table:table-cell>
          <table:table-cell table:style-name="ce42" office:value-type="float" office:value="181839.985340772" calcext:value-type="float">
            <text:p><text:s/>181,840 <text:s/></text:p>
          </table:table-cell>
          <table:table-cell table:number-columns-repeated="2" table:style-name="ce42" office:value-type="float" office:value="157735.951266975" calcext:value-type="float">
            <text:p><text:s/>157,7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04.0340737969" calcext:value-type="float">
            <text:p><text:s/>24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504.09377777778" calcext:value-type="float">
            <text:p><text:s/>4,504 <text:s/></text:p>
          </table:table-cell>
          <table:table-cell table:style-name="ce42" office:value-type="float" office:value="1185.20977777778" calcext:value-type="float">
            <text:p><text:s/>1,185 <text:s/></text:p>
          </table:table-cell>
          <table:table-cell table:style-name="ce42" office:value-type="float" office:value="3318.884" calcext:value-type="float">
            <text:p><text:s/>3,3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9533.572138037" calcext:value-type="float">
            <text:p><text:s/>599,534 <text:s/></text:p>
          </table:table-cell>
          <table:table-cell table:style-name="ce42" office:value-type="float" office:value="34205.1386666667" calcext:value-type="float">
            <text:p><text:s/>34,205 <text:s/></text:p>
          </table:table-cell>
          <table:table-cell table:style-name="ce42" office:value-type="float" office:value="565328.43347137" calcext:value-type="float">
            <text:p><text:s/>565,328 <text:s/></text:p>
          </table:table-cell>
          <table:table-cell table:style-name="ce42" office:value-type="float" office:value="502.017472608797" calcext:value-type="float">
            <text:p><text:s/>502 <text:s/></text:p>
          </table:table-cell>
          <table:table-cell table:style-name="ce42" office:value-type="float" office:value="496.72262443581" calcext:value-type="float">
            <text:p><text:s/>4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.72262443581" calcext:value-type="float">
            <text:p><text:s/>497 <text:s/></text:p>
          </table:table-cell>
          <table:table-cell table:style-name="ce42" office:value-type="float" office:value="5.29484817298667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76176.047073601" calcext:value-type="float">
            <text:p><text:s/>476,176 <text:s/></text:p>
          </table:table-cell>
          <table:table-cell table:style-name="ce42" office:value-type="float" office:value="10231.8391111111" calcext:value-type="float">
            <text:p><text:s/>10,232 <text:s/></text:p>
          </table:table-cell>
          <table:table-cell table:style-name="ce42" office:value-type="float" office:value="465944.20796249" calcext:value-type="float">
            <text:p><text:s/>465,944 <text:s/></text:p>
          </table:table-cell>
          <table:table-cell table:number-columns-repeated="2" table:style-name="ce42" office:value-type="float" office:value="496.72262443581" calcext:value-type="float">
            <text:p><text:s/>4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.72262443581" calcext:value-type="float">
            <text:p><text:s/>4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4178.192666667" calcext:value-type="float">
            <text:p>( 224,178 <text:s/>)</text:p>
          </table:table-cell>
          <table:table-cell table:style-name="ce45" office:value-type="float" office:value="7963.39466666667" calcext:value-type="float">
            <text:p>( 7,963 <text:s/>)</text:p>
          </table:table-cell>
          <table:table-cell table:style-name="ce45" office:value-type="float" office:value="216214.798" calcext:value-type="float">
            <text:p>( 216,2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51997.854406934" calcext:value-type="float">
            <text:p>( 251,998 <text:s/>)</text:p>
          </table:table-cell>
          <table:table-cell table:style-name="ce45" office:value-type="float" office:value="2268.44444444444" calcext:value-type="float">
            <text:p>( 2,268 <text:s/>)</text:p>
          </table:table-cell>
          <table:table-cell table:style-name="ce45" office:value-type="float" office:value="249729.40996249" calcext:value-type="float">
            <text:p>( 249,729 <text:s/>)</text:p>
          </table:table-cell>
          <table:table-cell table:number-columns-repeated="2" table:style-name="ce45" office:value-type="float" office:value="496.72262443581" calcext:value-type="float">
            <text:p>( 497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96.72262443581" calcext:value-type="float">
            <text:p>( 497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2651.8888888889" calcext:value-type="float">
            <text:p><text:s/>22,652 <text:s/></text:p>
          </table:table-cell>
          <table:table-cell table:style-name="ce42" office:value-type="float" office:value="20984.8888888889" calcext:value-type="float">
            <text:p><text:s/>20,985 <text:s/></text:p>
          </table:table-cell>
          <table:table-cell table:style-name="ce42" office:value-type="float" office:value="1667" calcext:value-type="float">
            <text:p><text:s/>1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00705.636175547" calcext:value-type="float">
            <text:p><text:s/>100,706 <text:s/></text:p>
          </table:table-cell>
          <table:table-cell table:style-name="ce42" office:value-type="float" office:value="2988.41066666667" calcext:value-type="float">
            <text:p><text:s/>2,988 <text:s/></text:p>
          </table:table-cell>
          <table:table-cell table:style-name="ce42" office:value-type="float" office:value="97717.22550888" calcext:value-type="float">
            <text:p><text:s/>97,717 <text:s/></text:p>
          </table:table-cell>
          <table:table-cell table:style-name="ce42" office:value-type="float" office:value="5.29484817298667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29484817298667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5075.5158888889" calcext:value-type="float">
            <text:p><text:s/>45,076 <text:s/></text:p>
          </table:table-cell>
          <table:table-cell table:style-name="ce42" office:value-type="float" office:value="12834.9368888889" calcext:value-type="float">
            <text:p><text:s/>12,835 <text:s/></text:p>
          </table:table-cell>
          <table:table-cell table:style-name="ce42" office:value-type="float" office:value="32240.579" calcext:value-type="float">
            <text:p><text:s/>32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1337.8194444444" calcext:value-type="float">
            <text:p><text:s/>61,338 <text:s/></text:p>
          </table:table-cell>
          <table:table-cell table:style-name="ce42" office:value-type="float" office:value="1943.15644444444" calcext:value-type="float">
            <text:p><text:s/>1,943 <text:s/></text:p>
          </table:table-cell>
          <table:table-cell table:style-name="ce42" office:value-type="float" office:value="59394.663" calcext:value-type="float">
            <text:p><text:s/>59,3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51108.618777778" calcext:value-type="float">
            <text:p><text:s/>151,109 <text:s/></text:p>
          </table:table-cell>
          <table:table-cell table:style-name="ce46" office:value-type="float" office:value="8352.11377777778" calcext:value-type="float">
            <text:p><text:s/>8,352 <text:s/></text:p>
          </table:table-cell>
          <table:table-cell table:style-name="ce46" office:value-type="float" office:value="142756.505" calcext:value-type="float">
            <text:p><text:s/>142,75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8964.844666667" calcext:value-type="float">
            <text:p><text:s/>248,965 <text:s/></text:p>
          </table:table-cell>
          <table:table-cell table:style-name="ce42" office:value-type="float" office:value="169844.882666667" calcext:value-type="float">
            <text:p><text:s/>169,845 <text:s/></text:p>
          </table:table-cell>
          <table:table-cell table:style-name="ce42" office:value-type="float" office:value="79119.962" calcext:value-type="float">
            <text:p><text:s/>79,1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475.8812222222" calcext:value-type="float">
            <text:p><text:s/>17,476 <text:s/></text:p>
          </table:table-cell>
          <table:table-cell table:style-name="ce42" office:value-type="float" office:value="851.742222222222" calcext:value-type="float">
            <text:p><text:s/>852 <text:s/></text:p>
          </table:table-cell>
          <table:table-cell table:style-name="ce42" office:value-type="float" office:value="16624.139" calcext:value-type="float">
            <text:p><text:s/>16,6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1488.963444444" calcext:value-type="float">
            <text:p><text:s/>231,489 <text:s/></text:p>
          </table:table-cell>
          <table:table-cell table:style-name="ce42" office:value-type="float" office:value="168993.140444444" calcext:value-type="float">
            <text:p><text:s/>168,993 <text:s/></text:p>
          </table:table-cell>
          <table:table-cell table:style-name="ce42" office:value-type="float" office:value="62495.823" calcext:value-type="float">
            <text:p><text:s/>62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85151.2467777778" calcext:value-type="float">
            <text:p>( 85,151 <text:s/>)</text:p>
          </table:table-cell>
          <table:table-cell table:style-name="ce45" office:value-type="float" office:value="76403.6017777778" calcext:value-type="float">
            <text:p>( 76,404 <text:s/>)</text:p>
          </table:table-cell>
          <table:table-cell table:style-name="ce45" office:value-type="float" office:value="8747.645" calcext:value-type="float">
            <text:p>( 8,7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7666.8436666667" calcext:value-type="float">
            <text:p>( 57,667 <text:s/>)</text:p>
          </table:table-cell>
          <table:table-cell table:style-name="ce47" office:value-type="float" office:value="33106.6666666667" calcext:value-type="float">
            <text:p>( 33,107 <text:s/>)</text:p>
          </table:table-cell>
          <table:table-cell table:style-name="ce47" office:value-type="float" office:value="24560.177" calcext:value-type="float">
            <text:p>( 24,560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69829.608001549" calcext:value-type="float">
            <text:p><text:s/>469,830 <text:s/></text:p>
          </table:table-cell>
          <table:table-cell table:style-name="ce42" office:value-type="float" office:value="21165.4328888889" calcext:value-type="float">
            <text:p><text:s/>21,165 <text:s/></text:p>
          </table:table-cell>
          <table:table-cell table:style-name="ce42" office:value-type="float" office:value="448664.17511266" calcext:value-type="float">
            <text:p><text:s/>448,6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86584.11311266" calcext:value-type="float">
            <text:p><text:s/>386,584 <text:s/></text:p>
          </table:table-cell>
          <table:table-cell table:style-name="ce42" office:value-type="float" office:value="15956.544" calcext:value-type="float">
            <text:p><text:s/>15,957 <text:s/></text:p>
          </table:table-cell>
          <table:table-cell table:style-name="ce42" office:value-type="float" office:value="370627.56911266" calcext:value-type="float">
            <text:p><text:s/>370,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3245.4948888889" calcext:value-type="float">
            <text:p><text:s/>83,245 <text:s/></text:p>
          </table:table-cell>
          <table:table-cell table:style-name="ce42" office:value-type="float" office:value="5208.88888888889" calcext:value-type="float">
            <text:p><text:s/>5,209 <text:s/></text:p>
          </table:table-cell>
          <table:table-cell table:style-name="ce42" office:value-type="float" office:value="78036.606" calcext:value-type="float">
            <text:p><text:s/>78,0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62784.4832222222" calcext:value-type="float">
            <text:p>( 62,784 <text:s/>)</text:p>
          </table:table-cell>
          <table:table-cell table:style-name="ce45" office:value-type="float" office:value="974.222222222222" calcext:value-type="float">
            <text:p>( 974 <text:s/>)</text:p>
          </table:table-cell>
          <table:table-cell table:style-name="ce45" office:value-type="float" office:value="61810.261" calcext:value-type="float">
            <text:p>( 61,81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46246.615111111" calcext:value-type="float">
            <text:p><text:s/>146,247 <text:s/></text:p>
          </table:table-cell>
          <table:table-cell table:style-name="ce42" office:value-type="float" office:value="19223.3671111111" calcext:value-type="float">
            <text:p><text:s/>19,223 <text:s/></text:p>
          </table:table-cell>
          <table:table-cell table:style-name="ce42" office:value-type="float" office:value="127023.248" calcext:value-type="float">
            <text:p><text:s/>127,0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543.20866666667" calcext:value-type="float">
            <text:p><text:s/>7,543 <text:s/></text:p>
          </table:table-cell>
          <table:table-cell table:style-name="ce46" office:value-type="float" office:value="5334.26666666667" calcext:value-type="float">
            <text:p><text:s/>5,334 <text:s/></text:p>
          </table:table-cell>
          <table:table-cell table:style-name="ce46" office:value-type="float" office:value="2208.942" calcext:value-type="float">
            <text:p><text:s/>2,20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9608.549333333" calcext:value-type="float">
            <text:p><text:s/>249,609 <text:s/></text:p>
          </table:table-cell>
          <table:table-cell table:style-name="ce42" office:value-type="float" office:value="91859.3973333333" calcext:value-type="float">
            <text:p><text:s/>91,859 <text:s/></text:p>
          </table:table-cell>
          <table:table-cell table:style-name="ce42" office:value-type="float" office:value="157749.152" calcext:value-type="float">
            <text:p><text:s/>157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82416.654" calcext:value-type="float">
            <text:p><text:s/>82,417 <text:s/></text:p>
          </table:table-cell>
          <table:table-cell table:style-name="ce42" office:value-type="float" office:value="17552.808" calcext:value-type="float">
            <text:p><text:s/>17,553 <text:s/></text:p>
          </table:table-cell>
          <table:table-cell table:style-name="ce42" office:value-type="float" office:value="64863.846" calcext:value-type="float">
            <text:p><text:s/>64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5141.4155555556" calcext:value-type="float">
            <text:p><text:s/>35,141 <text:s/></text:p>
          </table:table-cell>
          <table:table-cell table:style-name="ce42" office:value-type="float" office:value="19152.5075555556" calcext:value-type="float">
            <text:p><text:s/>19,153 <text:s/></text:p>
          </table:table-cell>
          <table:table-cell table:style-name="ce42" office:value-type="float" office:value="15988.908" calcext:value-type="float">
            <text:p><text:s/>15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85800.936" calcext:value-type="float">
            <text:p><text:s/>85,801 <text:s/></text:p>
          </table:table-cell>
          <table:table-cell table:style-name="ce42" office:value-type="float" office:value="4056" calcext:value-type="float">
            <text:p><text:s/>4,056 <text:s/></text:p>
          </table:table-cell>
          <table:table-cell table:style-name="ce42" office:value-type="float" office:value="81744.936" calcext:value-type="float">
            <text:p><text:s/>81,7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883.852266824" calcext:value-type="float">
            <text:p><text:s/>291,884 <text:s/></text:p>
          </table:table-cell>
          <table:table-cell table:style-name="ce42" office:value-type="float" office:value="1061.9856" calcext:value-type="float">
            <text:p><text:s/>1,0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1.9856" calcext:value-type="float">
            <text:p><text:s/>1,062 <text:s/></text:p>
          </table:table-cell>
          <table:table-cell table:style-name="ce42" office:value-type="float" office:value="290821.866666824" calcext:value-type="float">
            <text:p><text:s/>290,8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3915.2663333333" calcext:value-type="float">
            <text:p><text:s/>43,915 <text:s/></text:p>
          </table:table-cell>
          <table:table-cell table:style-name="ce43" office:value-type="float" office:value="2964.30133333333" calcext:value-type="float">
            <text:p><text:s/>2,964 <text:s/></text:p>
          </table:table-cell>
          <table:table-cell table:style-name="ce43" office:value-type="float" office:value="40950.965" calcext:value-type="float">
            <text:p><text:s/>40,95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312.913" calcext:value-type="float">
            <text:p><text:s/>3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2.913" calcext:value-type="float">
            <text:p><text:s/>3,3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312.913" calcext:value-type="float">
            <text:p><text:s/>3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2.913" calcext:value-type="float">
            <text:p><text:s/>3,3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60102.287888889" calcext:value-type="float">
            <text:p><text:s/>460,102 <text:s/></text:p>
          </table:table-cell>
          <table:table-cell table:style-name="ce42" office:value-type="float" office:value="334408.480888889" calcext:value-type="float">
            <text:p><text:s/>334,408 <text:s/></text:p>
          </table:table-cell>
          <table:table-cell table:style-name="ce42" office:value-type="float" office:value="125693.807" calcext:value-type="float">
            <text:p><text:s/>125,6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02317.950111111" calcext:value-type="float">
            <text:p><text:s/>402,318 <text:s/></text:p>
          </table:table-cell>
          <table:table-cell table:style-name="ce42" office:value-type="float" office:value="286454.567111111" calcext:value-type="float">
            <text:p><text:s/>286,455 <text:s/></text:p>
          </table:table-cell>
          <table:table-cell table:style-name="ce42" office:value-type="float" office:value="115863.383" calcext:value-type="float">
            <text:p><text:s/>115,8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36.527" calcext:value-type="float">
            <text:p><text:s/>337 <text:s/></text:p>
          </table:table-cell>
          <table:table-cell table:style-name="ce42" office:value-type="float" office:value="317.096" calcext:value-type="float">
            <text:p><text:s/>317 <text:s/></text:p>
          </table:table-cell>
          <table:table-cell table:style-name="ce42" office:value-type="float" office:value="19.431" calcext:value-type="float">
            <text:p><text:s/>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4025.1886666667" calcext:value-type="float">
            <text:p><text:s/>34,025 <text:s/></text:p>
          </table:table-cell>
          <table:table-cell table:style-name="ce42" office:value-type="float" office:value="27420.7706666667" calcext:value-type="float">
            <text:p><text:s/>27,421 <text:s/></text:p>
          </table:table-cell>
          <table:table-cell table:style-name="ce42" office:value-type="float" office:value="6604.418" calcext:value-type="float">
            <text:p><text:s/>6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753.6941111111" calcext:value-type="float">
            <text:p><text:s/>18,754 <text:s/></text:p>
          </table:table-cell>
          <table:table-cell table:style-name="ce42" office:value-type="float" office:value="15582.1191111111" calcext:value-type="float">
            <text:p><text:s/>15,582 <text:s/></text:p>
          </table:table-cell>
          <table:table-cell table:style-name="ce42" office:value-type="float" office:value="3171.575" calcext:value-type="float">
            <text:p><text:s/>3,1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668.928" calcext:value-type="float">
            <text:p><text:s/>4,669 <text:s/></text:p>
          </table:table-cell>
          <table:table-cell table:style-name="ce43" office:value-type="float" office:value="4633.928" calcext:value-type="float">
            <text:p><text:s/>4,634 <text:s/></text:p>
          </table:table-cell>
          <table:table-cell table:style-name="ce43" office:value-type="float" office:value="35" calcext:value-type="float">
            <text:p><text:s/>3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7606.391" calcext:value-type="float">
            <text:p><text:s/>707,606 <text:s/></text:p>
          </table:table-cell>
          <table:table-cell table:style-name="ce44" office:value-type="float" office:value="653519.52" calcext:value-type="float">
            <text:p><text:s/>653,520 <text:s/></text:p>
          </table:table-cell>
          <table:table-cell table:style-name="ce44" office:value-type="float" office:value="54086.871" calcext:value-type="float">
            <text:p><text:s/>54,08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9009011.634043" calcext:value-type="float">
            <text:p><text:s/>79,009,012 <text:s/></text:p>
          </table:table-cell>
          <table:table-cell table:style-name="ce42" office:value-type="float" office:value="19972" calcext:value-type="float">
            <text:p><text:s/>19,972 <text:s/></text:p>
          </table:table-cell>
          <table:table-cell table:style-name="ce42" office:value-type="float" office:value="78989039.634043" calcext:value-type="float">
            <text:p><text:s/>78,989,040 <text:s/></text:p>
          </table:table-cell>
          <table:table-cell table:style-name="ce42" office:value-type="float" office:value="3630404.9061" calcext:value-type="float">
            <text:p><text:s/>3,630,405 <text:s/></text:p>
          </table:table-cell>
          <table:table-cell table:style-name="ce42" office:value-type="float" office:value="246208.026192" calcext:value-type="float">
            <text:p><text:s/>246,208 <text:s/></text:p>
          </table:table-cell>
          <table:table-cell table:style-name="ce42" office:value-type="float" office:value="227422.293394" calcext:value-type="float">
            <text:p><text:s/>227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85.732798" calcext:value-type="float">
            <text:p><text:s/>18,786 <text:s/></text:p>
          </table:table-cell>
          <table:table-cell table:style-name="ce42" office:value-type="float" office:value="3384196.879908" calcext:value-type="float">
            <text:p><text:s/>3,384,1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8550744.779" calcext:value-type="float">
            <text:p><text:s/>78,550,7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550744.779" calcext:value-type="float">
            <text:p><text:s/>78,550,7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17.28" calcext:value-type="float">
            <text:p><text:s/>2,7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7.28" calcext:value-type="float">
            <text:p><text:s/>2,7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86.965223" calcext:value-type="float">
            <text:p><text:s/>65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86.965223" calcext:value-type="float">
            <text:p><text:s/>65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58266.855043" calcext:value-type="float">
            <text:p><text:s/>458,267 <text:s/></text:p>
          </table:table-cell>
          <table:table-cell table:style-name="ce42" office:value-type="float" office:value="19972" calcext:value-type="float">
            <text:p><text:s/>19,972 <text:s/></text:p>
          </table:table-cell>
          <table:table-cell table:style-name="ce42" office:value-type="float" office:value="438294.855043" calcext:value-type="float">
            <text:p><text:s/>438,295 <text:s/></text:p>
          </table:table-cell>
          <table:table-cell table:style-name="ce42" office:value-type="float" office:value="3562600.660877" calcext:value-type="float">
            <text:p><text:s/>3,562,601 <text:s/></text:p>
          </table:table-cell>
          <table:table-cell table:style-name="ce42" office:value-type="float" office:value="243490.746192" calcext:value-type="float">
            <text:p><text:s/>243,491 <text:s/></text:p>
          </table:table-cell>
          <table:table-cell table:style-name="ce42" office:value-type="float" office:value="227422.293394" calcext:value-type="float">
            <text:p><text:s/>227,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68.452798" calcext:value-type="float">
            <text:p><text:s/>16,068 <text:s/></text:p>
          </table:table-cell>
          <table:table-cell table:style-name="ce42" office:value-type="float" office:value="3319109.914685" calcext:value-type="float">
            <text:p><text:s/>3,319,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14.46206" calcext:value-type="float">
            <text:p><text:s/>82,7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14.46206" calcext:value-type="float">
            <text:p><text:s/>82,71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714.46206" calcext:value-type="float">
            <text:p><text:s/>82,7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2714.46206" calcext:value-type="float">
            <text:p><text:s/>82,71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27147.296388889" calcext:value-type="float">
            <text:p><text:s/>427,14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1247.8261422222" calcext:value-type="float">
            <text:p><text:s/>81,248 <text:s/></text:p>
          </table:table-cell>
          <table:table-cell table:style-name="ce41" office:value-type="float" office:value="145744.745335556" calcext:value-type="float">
            <text:p><text:s/>145,745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560415.5870667" calcext:value-type="float">
            <text:p><text:s/>10,560,4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60415.5870667" calcext:value-type="float">
            <text:p><text:s/>10,560,416 <text:s/></text:p>
          </table:table-cell>
          <table:table-cell table:style-name="ce43" office:value-type="float" office:value="427147.296388889" calcext:value-type="float">
            <text:p><text:s/>427,14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1247.8261422222" calcext:value-type="float">
            <text:p><text:s/>81,248 <text:s/></text:p>
          </table:table-cell>
          <table:table-cell table:style-name="ce43" office:value-type="float" office:value="145744.745335556" calcext:value-type="float">
            <text:p><text:s/>145,745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2" calcext:value-type="float">
            <text:p><text:s/>0 <text:s/></text:p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-2307.32190222374" calcext:value-type="float">
            <text:p><text:s/>-2,3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60415.5870667" calcext:value-type="float">
            <text:p><text:s/>10,560,416 <text:s/></text:p>
          </table:table-cell>
          <table:table-cell table:style-name="ce42" office:value-type="float" office:value="717154.178306667" calcext:value-type="float">
            <text:p><text:s/>717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247.8261422222" calcext:value-type="float">
            <text:p><text:s/>81,248 <text:s/></text:p>
          </table:table-cell>
          <table:table-cell table:style-name="ce42" office:value-type="float" office:value="145744.745335556" calcext:value-type="float">
            <text:p><text:s/>145,745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60415.5870667" calcext:value-type="float">
            <text:p><text:s/>10,560,416 <text:s/></text:p>
          </table:table-cell>
          <table:table-cell table:style-name="ce42" office:value-type="float" office:value="717154.178306667" calcext:value-type="float">
            <text:p><text:s/>717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62.48983111111" calcext:value-type="float">
            <text:p><text:s/>5,262 <text:s/></text:p>
          </table:table-cell>
          <table:table-cell table:style-name="ce42" office:value-type="float" office:value="144832.832008889" calcext:value-type="float">
            <text:p><text:s/>144,833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985.3363111111" calcext:value-type="float">
            <text:p><text:s/>75,985 <text:s/></text:p>
          </table:table-cell>
          <table:table-cell table:style-name="ce42" office:value-type="float" office:value="911.913326666667" calcext:value-type="float">
            <text:p><text:s/>91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006.881917778" calcext:value-type="float">
            <text:p><text:s/>290,0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66891.4917156" calcext:value-type="float">
            <text:p><text:s/>24,666,8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006.881917778" calcext:value-type="float">
            <text:p><text:s/>290,0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66891.4917156" calcext:value-type="float">
            <text:p><text:s/>24,666,8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4618.40514667" calcext:value-type="float">
            <text:p><text:s/>1,814,6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.88158" calcext:value-type="float">
            <text:p><text:s/>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8.38154222222" calcext:value-type="float">
            <text:p><text:s/>1,6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592.883022222" calcext:value-type="float">
            <text:p><text:s/>309,5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7601.621166667" calcext:value-type="float">
            <text:p><text:s/>887,6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990.12" calcext:value-type="float">
            <text:p><text:s/>355,9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782.218664444" calcext:value-type="float">
            <text:p><text:s/>214,7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4876.2991711111" calcext:value-type="float">
            <text:p><text:s/>44,8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8467.459486667" calcext:value-type="float">
            <text:p><text:s/>778,4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076112.9489844" calcext:value-type="float">
            <text:p><text:s/>22,076,1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076112.9489844" calcext:value-type="float">
            <text:p><text:s/>22,076,1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71380.7197156" calcext:value-type="float">
            <text:p><text:s/>12,871,3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20.5258911111" calcext:value-type="float">
            <text:p><text:s/>44,3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704.514262222" calcext:value-type="float">
            <text:p><text:s/>381,7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4479.702606667" calcext:value-type="float">
            <text:p><text:s/>514,4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86.4920666667" calcext:value-type="float">
            <text:p><text:s/>20,3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63.0967466667" calcext:value-type="float">
            <text:p><text:s/>37,3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2411.297095556" calcext:value-type="float">
            <text:p><text:s/>312,4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40.3051844444" calcext:value-type="float">
            <text:p><text:s/>53,6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05564.21227111" calcext:value-type="float">
            <text:p><text:s/>2,605,5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8249.36700444" calcext:value-type="float">
            <text:p><text:s/>1,868,2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016.3676755556" calcext:value-type="float">
            <text:p>( 30,01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80964.58528444" calcext:value-type="float">
            <text:p>( 1,680,96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111.053944444" calcext:value-type="float">
            <text:p><text:s/>432,1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616.144584444" calcext:value-type="float">
            <text:p><text:s/>216,6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8587.6467377778" calcext:value-type="float">
            <text:p><text:s/>88,5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051.265826667" calcext:value-type="float">
            <text:p><text:s/>298,0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190.589942222" calcext:value-type="float">
            <text:p><text:s/>115,1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79710.907277778" calcext:value-type="float">
            <text:p><text:s/>479,7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372.615717778" calcext:value-type="float">
            <text:p><text:s/>531,3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684.68558" calcext:value-type="float">
            <text:p><text:s/>182,6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8687.930137778" calcext:value-type="float">
            <text:p><text:s/>348,6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3286.7107933333" calcext:value-type="float">
            <text:p>( 33,28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41257.008777778" calcext:value-type="float">
            <text:p>( 241,25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6103.60977556" calcext:value-type="float">
            <text:p><text:s/>1,536,1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0498.56194444" calcext:value-type="float">
            <text:p><text:s/>1,420,4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605.047831111" calcext:value-type="float">
            <text:p><text:s/>115,6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1293.5985511111" calcext:value-type="float">
            <text:p>( 61,29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2551.892622222" calcext:value-type="float">
            <text:p><text:s/>672,5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08072.917102222" calcext:value-type="float">
            <text:p><text:s/>208,0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95439.20729333" calcext:value-type="float">
            <text:p><text:s/>4,295,4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0253.62697111" calcext:value-type="float">
            <text:p><text:s/>2,950,2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120.548862222" calcext:value-type="float">
            <text:p><text:s/>237,1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343.969851111" calcext:value-type="float">
            <text:p><text:s/>138,3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819.3315755556" calcext:value-type="float">
            <text:p><text:s/>96,8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545.607913333" calcext:value-type="float">
            <text:p><text:s/>232,5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188.1098311111" calcext:value-type="float">
            <text:p><text:s/>60,1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988.320042222" calcext:value-type="float">
            <text:p><text:s/>132,9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767.756713333" calcext:value-type="float">
            <text:p><text:s/>128,7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20.56332888889" calcext:value-type="float">
            <text:p><text:s/>4,2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743.36684" calcext:value-type="float">
            <text:p><text:s/>278,7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950.10386" calcext:value-type="float">
            <text:p><text:s/>185,9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2793.26298" calcext:value-type="float">
            <text:p><text:s/>92,7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4238.84182489" calcext:value-type="float">
            <text:p><text:s/>4,504,2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1000.003362222" calcext:value-type="float">
            <text:p><text:s/>501,0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190.383531111" calcext:value-type="float">
            <text:p><text:s/>291,1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885.865215556" calcext:value-type="float">
            <text:p><text:s/>138,8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836.6171533333" calcext:value-type="float">
            <text:p><text:s/>76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951.263571111" calcext:value-type="float">
            <text:p><text:s/>133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504.63082" calcext:value-type="float">
            <text:p><text:s/>96,5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733.177635556" calcext:value-type="float">
            <text:p><text:s/>139,7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7765.084531111" calcext:value-type="float">
            <text:p><text:s/>797,7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9498.721009333" calcext:value-type="float">
            <text:p><text:s/>509,4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818873.09499556" calcext:value-type="float">
            <text:p><text:s/>1,818,8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288761.70056178" calcext:value-type="float">
            <text:p><text:s/>4,288,7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471120.6" calcext:value-type="float">
            <text:p><text:s/>36,471,121 <text:s/></text:p>
          </table:table-cell>
          <table:table-cell table:style-name="ce42" office:value-type="float" office:value="7505101.866" calcext:value-type="float">
            <text:p><text:s/>7,505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267.948" calcext:value-type="float">
            <text:p><text:s/>850,268 <text:s/></text:p>
          </table:table-cell>
          <table:table-cell table:style-name="ce42" office:value-type="float" office:value="1525235.707" calcext:value-type="float">
            <text:p><text:s/>1,525,2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471120.6" calcext:value-type="float">
            <text:p><text:s/>36,471,121 <text:s/></text:p>
          </table:table-cell>
          <table:table-cell table:style-name="ce42" office:value-type="float" office:value="7505101.866" calcext:value-type="float">
            <text:p><text:s/>7,505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072.568" calcext:value-type="float">
            <text:p><text:s/>55,073 <text:s/></text:p>
          </table:table-cell>
          <table:table-cell table:style-name="ce42" office:value-type="float" office:value="1515692.428" calcext:value-type="float">
            <text:p><text:s/>1,515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5195.38" calcext:value-type="float">
            <text:p><text:s/>795,195 <text:s/></text:p>
          </table:table-cell>
          <table:table-cell table:style-name="ce42" office:value-type="float" office:value="9543.279" calcext:value-type="float">
            <text:p><text:s/>9,5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3513" calcext:value-type="float">
            <text:p><text:s/>113,51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934964.45389091" calcext:value-type="float">
            <text:p><text:s/>2,934,96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196662.002387" calcext:value-type="float">
            <text:p><text:s/>143,196,662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66625.4350424" calcext:value-type="float">
            <text:p><text:s/>18,866,62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9873.2" calcext:value-type="float">
            <text:p><text:s/>1,219,873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0277.33333333" calcext:value-type="float">
            <text:p><text:s/>2,840,277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244.882803931" calcext:value-type="float">
            <text:p><text:s/>329,245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3513" calcext:value-type="float">
            <text:p><text:s/>113,5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2875605.605098" calcext:value-type="float">
            <text:p><text:s/>122,875,606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75527.6683579" calcext:value-type="float">
            <text:p><text:s/>25,875,528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46" calcext:value-type="float">
            <text:p><text:s/>0 <text:s/></text:p>
          </table:table-cell>
          <table:table-cell table:style-name="ce43" office:value-type="float" office:value="1055073.14221096" calcext:value-type="float">
            <text:p><text:s/>1,055,07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160632.745631" calcext:value-type="float">
            <text:p><text:s/>122,160,633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68259.45837333" calcext:value-type="float">
            <text:p><text:s/>6,668,25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99003.73444444" calcext:value-type="float">
            <text:p><text:s/>5,399,004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62933.0502774" calcext:value-type="float">
            <text:p><text:s/>49,062,93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38442.6428501" calcext:value-type="float">
            <text:p><text:s/>49,338,443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956.2371487778" calcext:value-type="float">
            <text:p><text:s/>77,956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0771.403888889" calcext:value-type="float">
            <text:p><text:s/>830,771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783266.2186483" calcext:value-type="float">
            <text:p><text:s/>10,783,26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6019.57355556" calcext:value-type="float">
            <text:p><text:s/>1,836,020 <text:s/></text:p>
          </table:table-cell>
          <table:table-cell table:style-name="ce42" office:value-type="float" office:value="113169029.725066" calcext:value-type="float">
            <text:p><text:s/>113,169,030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6019.57355556" calcext:value-type="float">
            <text:p><text:s/>1,836,020 <text:s/></text:p>
          </table:table-cell>
          <table:table-cell table:style-name="ce42" office:value-type="float" office:value="87076224.6046537" calcext:value-type="float">
            <text:p><text:s/>87,076,225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092805.1204124" calcext:value-type="float">
            <text:p><text:s/>26,092,805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620.1238" calcext:value-type="float">
            <text:p><text:s/>478,620 <text:s/></text:p>
          </table:table-cell>
          <table:table-cell table:style-name="ce42" office:value-type="float" office:value="7188992.18445655" calcext:value-type="float">
            <text:p><text:s/>7,188,992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9.14824666667" calcext:value-type="float">
            <text:p><text:s/>1,989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8094.091666667" calcext:value-type="float">
            <text:p><text:s/>628,094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9819.081666667" calcext:value-type="float">
            <text:p><text:s/>679,81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8.38154222222" calcext:value-type="float">
            <text:p><text:s/>1,678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620.1238" calcext:value-type="float">
            <text:p><text:s/>478,620 <text:s/></text:p>
          </table:table-cell>
          <table:table-cell table:style-name="ce42" office:value-type="float" office:value="4361020.15886291" calcext:value-type="float">
            <text:p><text:s/>4,361,020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9609.270944445" calcext:value-type="float">
            <text:p><text:s/>899,60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990.12" calcext:value-type="float">
            <text:p><text:s/>355,99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782.218664444" calcext:value-type="float">
            <text:p><text:s/>214,78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009.7128625358" calcext:value-type="float">
            <text:p><text:s/>46,010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40138.824042222" calcext:value-type="float">
            <text:p><text:s/>940,13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3513" calcext:value-type="float">
            <text:p><text:s/>113,513 <text:s/></text:p>
          </table:table-cell>
          <table:table-cell table:style-name="ce44" office:value-type="float" office:value="1357399.44975556" calcext:value-type="float">
            <text:p><text:s/>1,357,399 <text:s/></text:p>
          </table:table-cell>
          <table:table-cell table:style-name="ce44" office:value-type="float" office:value="78824270.7654656" calcext:value-type="float">
            <text:p><text:s/>78,824,271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3513" calcext:value-type="float">
            <text:p><text:s/>113,513 <text:s/></text:p>
          </table:table-cell>
          <table:table-cell table:style-name="ce44" office:value-type="float" office:value="1357399.44975556" calcext:value-type="float">
            <text:p><text:s/>1,357,399 <text:s/></text:p>
          </table:table-cell>
          <table:table-cell table:style-name="ce44" office:value-type="float" office:value="52921491.9524121" calcext:value-type="float">
            <text:p><text:s/>52,921,492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7399.44975556" calcext:value-type="float">
            <text:p><text:s/>1,357,399 <text:s/></text:p>
          </table:table-cell>
          <table:table-cell table:style-name="ce42" office:value-type="float" office:value="26337275.341791" calcext:value-type="float">
            <text:p><text:s/>26,337,27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959.6017188889" calcext:value-type="float">
            <text:p><text:s/>81,960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75.4552592593" calcext:value-type="float">
            <text:p><text:s/>17,375 <text:s/></text:p>
          </table:table-cell>
          <table:table-cell table:style-name="ce42" office:value-type="float" office:value="767642.49416924" calcext:value-type="float">
            <text:p><text:s/>767,642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299.2588148148" calcext:value-type="float">
            <text:p><text:s/>45,299 <text:s/></text:p>
          </table:table-cell>
          <table:table-cell table:style-name="ce42" office:value-type="float" office:value="1346130.45910804" calcext:value-type="float">
            <text:p><text:s/>1,346,130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71.5888944444" calcext:value-type="float">
            <text:p><text:s/>40,772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50.2581066667" calcext:value-type="float">
            <text:p><text:s/>45,550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54.2677037037" calcext:value-type="float">
            <text:p><text:s/>17,654 <text:s/></text:p>
          </table:table-cell>
          <table:table-cell table:style-name="ce42" office:value-type="float" office:value="1100442.49418046" calcext:value-type="float">
            <text:p><text:s/>1,100,442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671.4002288889" calcext:value-type="float">
            <text:p><text:s/>61,671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767.1919" calcext:value-type="float">
            <text:p><text:s/>1,242,767 <text:s/></text:p>
          </table:table-cell>
          <table:table-cell table:style-name="ce42" office:value-type="float" office:value="7454307.83334314" calcext:value-type="float">
            <text:p><text:s/>7,454,30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767.1919" calcext:value-type="float">
            <text:p><text:s/>1,242,767 <text:s/></text:p>
          </table:table-cell>
          <table:table-cell table:style-name="ce42" office:value-type="float" office:value="5339278.7834579" calcext:value-type="float">
            <text:p><text:s/>5,339,279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935.60134" calcext:value-type="float">
            <text:p>( 11,936 <text:s/>)</text:p>
          </table:table-cell>
          <table:table-cell table:style-name="ce45" office:value-type="float" office:value="601101.875837503" calcext:value-type="float">
            <text:p>( 601,102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30831.59056" calcext:value-type="float">
            <text:p>( 1,230,832 <text:s/>)</text:p>
          </table:table-cell>
          <table:table-cell table:style-name="ce45" office:value-type="float" office:value="4580908.49357596" calcext:value-type="float">
            <text:p>( 4,580,908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8423.75315527" calcext:value-type="float">
            <text:p><text:s/>1,428,42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033.920288858" calcext:value-type="float">
            <text:p><text:s/>507,034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9571.376441111" calcext:value-type="float">
            <text:p><text:s/>179,57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420.186475556" calcext:value-type="float">
            <text:p><text:s/>454,420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451.560836667" calcext:value-type="float">
            <text:p><text:s/>221,452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89232.108752222" calcext:value-type="float">
            <text:p><text:s/>689,23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9222.69111222" calcext:value-type="float">
            <text:p><text:s/>2,619,223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2515.16310444" calcext:value-type="float">
            <text:p><text:s/>1,502,51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6707.52800778" calcext:value-type="float">
            <text:p><text:s/>1,116,708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072.294071111" calcext:value-type="float">
            <text:p>( 125,072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01637.577034444" calcext:value-type="float">
            <text:p>( 301,638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30.88963333333" calcext:value-type="float">
            <text:p><text:s/>6,631 <text:s/></text:p>
          </table:table-cell>
          <table:table-cell table:style-name="ce42" office:value-type="float" office:value="4097881.05850378" calcext:value-type="float">
            <text:p><text:s/>4,097,881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78.53378" calcext:value-type="float">
            <text:p><text:s/>3,979 <text:s/></text:p>
          </table:table-cell>
          <table:table-cell table:style-name="ce42" office:value-type="float" office:value="3859900.18331378" calcext:value-type="float">
            <text:p><text:s/>3,859,90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2.35585333333" calcext:value-type="float">
            <text:p><text:s/>2,652 <text:s/></text:p>
          </table:table-cell>
          <table:table-cell table:style-name="ce42" office:value-type="float" office:value="237980.87519" calcext:value-type="float">
            <text:p><text:s/>237,981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52.35585333333" calcext:value-type="float">
            <text:p>( 2,652 <text:s/>)</text:p>
          </table:table-cell>
          <table:table-cell table:style-name="ce45" office:value-type="float" office:value="135975.620086667" calcext:value-type="float">
            <text:p>( 135,976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3051.524903333" calcext:value-type="float">
            <text:p><text:s/>873,052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24586.178335556" calcext:value-type="float">
            <text:p><text:s/>224,586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72.3864444444" calcext:value-type="float">
            <text:p><text:s/>27,672 <text:s/></text:p>
          </table:table-cell>
          <table:table-cell table:style-name="ce42" office:value-type="float" office:value="4789109.42496169" calcext:value-type="float">
            <text:p><text:s/>4,789,109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72.3864444444" calcext:value-type="float">
            <text:p><text:s/>27,672 <text:s/></text:p>
          </table:table-cell>
          <table:table-cell table:style-name="ce42" office:value-type="float" office:value="3060342.66741556" calcext:value-type="float">
            <text:p><text:s/>3,060,343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628.492998889" calcext:value-type="float">
            <text:p><text:s/>303,62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343.969851111" calcext:value-type="float">
            <text:p><text:s/>138,344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822.582352222" calcext:value-type="float">
            <text:p><text:s/>284,823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5333.540180186" calcext:value-type="float">
            <text:p><text:s/>525,33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154.516151111" calcext:value-type="float">
            <text:p><text:s/>119,155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8561.3766266667" calcext:value-type="float">
            <text:p><text:s/>98,561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48188.7489194" calcext:value-type="float">
            <text:p><text:s/>13,448,189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83.5555555556" calcext:value-type="float">
            <text:p><text:s/>95,884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51794.8733217" calcext:value-type="float">
            <text:p><text:s/>13,051,79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606.556713333" calcext:value-type="float">
            <text:p><text:s/>153,607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0.56332888889" calcext:value-type="float">
            <text:p><text:s/>4,221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683.2" calcext:value-type="float">
            <text:p><text:s/>142,683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080.588563333" calcext:value-type="float">
            <text:p><text:s/>742,081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429.59225" calcext:value-type="float">
            <text:p><text:s/>261,430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80650.996313333" calcext:value-type="float">
            <text:p><text:s/>480,651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05.39" calcext:value-type="float">
            <text:p><text:s/>3,4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37108.42418108" calcext:value-type="float">
            <text:p><text:s/>6,037,108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000.003362222" calcext:value-type="float">
            <text:p><text:s/>501,000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4894.9372573" calcext:value-type="float">
            <text:p><text:s/>1,144,895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609.065215556" calcext:value-type="float">
            <text:p><text:s/>142,60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275.28382" calcext:value-type="float">
            <text:p><text:s/>88,27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894.196904444" calcext:value-type="float">
            <text:p><text:s/>143,89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606.491153333" calcext:value-type="float">
            <text:p><text:s/>101,60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733.177635556" calcext:value-type="float">
            <text:p><text:s/>139,733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1790.273197778" calcext:value-type="float">
            <text:p><text:s/>831,790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405.39" calcext:value-type="float">
            <text:p><text:s/>3,4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3019.738453778" calcext:value-type="float">
            <text:p><text:s/>963,020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80285.25718111" calcext:value-type="float">
            <text:p><text:s/>1,980,285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10107.61" calcext:value-type="float">
            <text:p><text:s/>110,1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356838.84895728" calcext:value-type="float">
            <text:p><text:s/>6,356,83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02778.8130535" calcext:value-type="float">
            <text:p><text:s/>25,902,77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02778.8130535" calcext:value-type="float">
            <text:p><text:s/>25,902,77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875800.5787367" calcext:value-type="float">
            <text:p>( 21,875,801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141909.510951" calcext:value-type="float">
            <text:p><text:s/>258,141,91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996958.572" calcext:value-type="float">
            <text:p><text:s/>217,996,959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7455.939" calcext:value-type="float">
            <text:p><text:s/>807,45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1721.999998" calcext:value-type="float">
            <text:p><text:s/>2,641,722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5772.999953" calcext:value-type="float">
            <text:p><text:s/>36,695,773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15352.999962" calcext:value-type="float">
            <text:p><text:s/>21,915,353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915352.999962" calcext:value-type="float">
            <text:p><text:s/>21,915,353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